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officeooo:paragraph-rsid="0006058a"/>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762b0"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fdfa"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c32c" officeooo:paragraph-rsid="0008c32c"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5pt" fo:language="ru" fo:country="RU" style:font-size-asian="15pt" style:font-size-complex="15pt"/>
    </style:style>
    <style:style style:name="P139" style:family="paragraph" style:parent-style-name="First_20_line_20_indent">
      <style:text-properties fo:font-size="12pt" fo:language="ru" fo:country="RU" style:font-size-asian="12pt" style:font-size-complex="12pt"/>
    </style:style>
    <style:style style:name="P140" style:family="paragraph" style:parent-style-name="First_20_line_20_indent">
      <style:text-properties fo:language="en" fo:country="US"/>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in" fo:margin-right="0in" fo:text-align="center" style:justify-single-word="false" fo:text-indent="0in" style:auto-text-indent="false"/>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in" style:auto-text-indent="false"/>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Footnote">
      <style:text-properties fo:font-style="normal" style:font-style-asian="normal" style:font-style-complex="normal"/>
    </style:style>
    <style:style style:name="P151" style:family="paragraph" style:parent-style-name="Text_20_body">
      <style:paragraph-properties fo:margin-top="0in" fo:margin-bottom="0.0835in" loext:contextual-spacing="false" fo:text-align="justify" style:justify-single-word="false"/>
      <style:text-properties fo:language="en" fo:country="US"/>
    </style:style>
    <style:style style:name="P1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6"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8874"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8250"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1" style:family="paragraph" style:parent-style-name="Heading_20_1">
      <style:paragraph-properties fo:margin-left="0in" fo:margin-right="0in" fo:text-align="center" style:justify-single-word="false" fo:text-indent="0.1965in" style:auto-text-indent="false"/>
    </style:style>
    <style:style style:name="P162" style:family="paragraph" style:parent-style-name="Heading_20_2">
      <style:text-properties fo:language="en" fo:country="US"/>
    </style:style>
    <style:style style:name="P163" style:family="paragraph" style:parent-style-name="Heading_20_2">
      <style:paragraph-properties fo:text-align="justify" style:justify-single-word="false"/>
    </style:style>
    <style:style style:name="P16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23d4b"/>
    </style:style>
    <style:style style:name="T12" style:family="text">
      <style:text-properties fo:language="ru" fo:country="RU" officeooo:rsid="00230c70"/>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243294"/>
    </style:style>
    <style:style style:name="T22" style:family="text">
      <style:text-properties fo:language="en" fo:country="US" officeooo:rsid="002718d9"/>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officeooo:rsid="001e2996"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style:text-underline-style="none"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style:text-underline-style="none"/>
    </style:style>
    <style:style style:name="T70" style:family="text">
      <style:text-properties style:text-rotation-angle="90" style:text-rotation-scale="line-height"/>
    </style:style>
    <style:style style:name="T71" style:family="text">
      <style:text-properties style:text-rotation-angle="270" style:text-rotation-scale="line-height"/>
    </style:style>
    <style:style style:name="T72" style:family="text">
      <style:text-properties style:text-position="sub 58%" style:font-size-asian="10.5pt"/>
    </style:style>
    <style:style style:name="T73" style:family="text">
      <style:text-properties style:font-name="Symbol" style:font-name-asian="Symbol" style:font-name-complex="Symbol"/>
    </style:style>
    <style:style style:name="T74" style:family="text">
      <style:text-properties style:font-name="Liberation Serif1" style:font-name-asian="Symbol" style:font-name-complex="Symbol"/>
    </style:style>
    <style:style style:name="T75" style:family="text">
      <style:text-properties style:font-name="Courier New CYR"/>
    </style:style>
    <style:style style:name="T76" style:family="text">
      <style:text-properties style:font-name="Courier New CYR" fo:language="en" fo:country="US"/>
    </style:style>
    <style:style style:name="T77" style:family="text">
      <style:text-properties fo:font-size="14pt" fo:language="en" fo:country="US" fo:font-weight="bold" style:font-size-asian="14pt" style:font-weight-asian="bold" style:font-size-complex="14pt" style:font-weight-complex="bold"/>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9pt" style:font-size-asian="9pt" style:font-size-complex="9pt"/>
    </style:style>
    <style:style style:name="T80" style:family="text">
      <style:text-properties fo:font-size="12pt" style:font-size-asian="12pt" style:font-size-complex="12pt"/>
    </style:style>
    <style:style style:name="T81" style:family="text">
      <style:text-properties fo:font-size="10pt" style:font-size-asian="10pt" style:font-size-complex="10pt"/>
    </style:style>
    <style:style style:name="T82" style:family="text">
      <style:text-properties fo:font-size="8pt" style:font-size-asian="8pt" style:font-size-complex="8pt"/>
    </style:style>
    <style:style style:name="T83" style:family="text">
      <style:text-properties officeooo:rsid="00047f6c"/>
    </style:style>
    <style:style style:name="T84" style:family="text">
      <style:text-properties officeooo:rsid="0006058a"/>
    </style:style>
    <style:style style:name="T85" style:family="text">
      <style:text-properties officeooo:rsid="000762b0"/>
    </style:style>
    <style:style style:name="T86" style:family="text">
      <style:text-properties officeooo:rsid="0009fdfa"/>
    </style:style>
    <style:style style:name="T87" style:family="text">
      <style:text-properties officeooo:rsid="000ac6ef"/>
    </style:style>
    <style:style style:name="T88" style:family="text">
      <style:text-properties officeooo:rsid="000b3cfb"/>
    </style:style>
    <style:style style:name="T89" style:family="text">
      <style:text-properties officeooo:rsid="000b940b"/>
    </style:style>
    <style:style style:name="T90" style:family="text">
      <style:text-properties officeooo:rsid="000c4491"/>
    </style:style>
    <style:style style:name="T91" style:family="text">
      <style:text-properties officeooo:rsid="000d5ba9"/>
    </style:style>
    <style:style style:name="T92" style:family="text">
      <style:text-properties officeooo:rsid="000ef392"/>
    </style:style>
    <style:style style:name="T93" style:family="text">
      <style:text-properties officeooo:rsid="00106984"/>
    </style:style>
    <style:style style:name="T94" style:family="text">
      <style:text-properties officeooo:rsid="00129265"/>
    </style:style>
    <style:style style:name="T95" style:family="text">
      <style:text-properties officeooo:rsid="0012e031"/>
    </style:style>
    <style:style style:name="T96" style:family="text">
      <style:text-properties officeooo:rsid="00159dbf"/>
    </style:style>
    <style:style style:name="T97" style:family="text">
      <style:text-properties officeooo:rsid="0015ebb8"/>
    </style:style>
    <style:style style:name="T98" style:family="text">
      <style:text-properties officeooo:rsid="00168874"/>
    </style:style>
    <style:style style:name="T99" style:family="text">
      <style:text-properties officeooo:rsid="00174a3d"/>
    </style:style>
    <style:style style:name="T100" style:family="text">
      <style:text-properties officeooo:rsid="001a7f48"/>
    </style:style>
    <style:style style:name="T101" style:family="text">
      <style:text-properties officeooo:rsid="001c8250"/>
    </style:style>
    <style:style style:name="T102" style:family="text">
      <style:text-properties officeooo:rsid="001cd47e"/>
    </style:style>
    <style:style style:name="T103" style:family="text">
      <style:text-properties officeooo:rsid="001e2996"/>
    </style:style>
    <style:style style:name="T104" style:family="text">
      <style:text-properties officeooo:rsid="0021e9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56"/>
      <text:h text:style-name="P16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5">Блядь, как хочется послать его нахуй!</text:p>
      <text:p text:style-name="P5"/>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2"> скрывая дрожь в голосе.</text:span></text:p>
      <text:p text:style-name="P68"/>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7">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7">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6"/>
      <text:p text:style-name="P5">Блядь!</text:p>
      <text:p text:style-name="P5"/>
      <text:p text:style-name="P3">– Ладно, <text:span text:style-name="T13">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5"/>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3">RnD-</text:span><text:span text:style-name="T1">зона</text:span><text:span text:style-name="T1"><text:note text:id="ftn3" text:note-class="footnote"><text:note-citation>3</text:note-citation><text:note-body><text:p text:style-name="P147">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имус. Рад тебя видеть. Мне говорили, ты ушёл из проекта?</text:p>
      <text:p text:style-name="P7">–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3"><text:span text:style-name="T13">– Нэш, к</text:span>ак называется наш проект?</text:p>
      <text:p text:style-name="P81"><text:span text:style-name="T8">– </text:span><text:span text:style-name="T63">Дайсон.</text:span></text:p>
      <text:p text:style-name="P81"><text:span text:style-name="T8">– </text:span><text:span text:style-name="T63">Сколько тебе лет?</text:span></text:p>
      <text:p text:style-name="P81"><text:span text:style-name="T8">– </text:span><text:span text:style-name="T63">Два года с начала запуска кластера.</text:span></text:p>
      <text:p text:style-name="P81"><text:soft-page-break/><text:span text:style-name="T8">– </text:span><text:span text:style-name="T63">Какой сейчас год?</text:span></text:p>
      <text:p text:style-name="P81"><text:span text:style-name="T8">– </text:span><text:span text:style-name="T53">20</text:span><text:span text:style-name="T39">19</text:span><text:span text:style-name="T63">-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3"><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2">Ага, уже теплее.</text:p>
      <text:p text:style-name="P32"/>
      <text:p text:style-name="P81"><text:span text:style-name="T8">– Нэш</text:span><text:span text:style-name="T63">,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3">–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3">.</text:span></text:p>
      <text:p text:style-name="P111">Бип-бип-бип.</text:p>
      <text:p text:style-name="P111"/>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3">***</text:p>
      <text:p text:style-name="P143"/>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2">тридцатичетырёх</text:span><text:span text:style-name="T31">этажного </text:span><text:span text:style-name="T3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2">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2"/>
      <text:p text:style-name="P1">Я вспомнил<text:span text:style-name="T31"> </text:span><text:span text:style-name="T32">Юджина</text:span><text:span text:style-name="T1">,</text:span> <text:span text:style-name="T32">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2"/>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7">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5"/>
      <text:p text:style-name="P1">Остатками сознания почувствовал исчезновение опоры под спиной и начало падения.</text:p>
      <text:p text:style-name="P1"><text:span text:style-name="T31">Тридцать чет</text:span><text:span text:style-name="T32">ыре</text:span><text:span text:style-name="T31"> </text:span>этаж<text:span text:style-name="T1">а</text:span>! Пиздец <text:span text:style-name="T1">—</text:span> успел подумать я, <text:span text:style-name="T1">прежде чем </text:span>сознание выключилось.</text:p>
      <text:p text:style-name="P1"/>
      <text:h text:style-name="P162" text:outline-level="2">2. Пробуждение</text:h>
      <text:p text:style-name="P30"/>
      <text:p text:style-name="P1"><text:span text:style-name="T36">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text:span><text:soft-page-break/><text:span text:style-name="T56">звёздочка, та самая магическая искорка </text:span><text:span text:style-name="T20">—</text:span><text:span text:style-name="T56">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3">–</text:span> Она очнулась. Хвала небу, нам это удалось!</text:p>
      <text:p text:style-name="P32"/>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1">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 Сестра, ты идёшь? – выглянула в зал Луна.</text:p>
      <text:p text:style-name="P3"/>
      <text:p text:style-name="P3">Тут м<text:span text:style-name="T13">еня, </text:span>наконец,<text:span text:style-name="T13">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text:span text:style-name="T1">Вот дерьмо! </text:span>Я потянулся за платком.</text:p>
      <text:p text:style-name="P16">–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31">три </text:span>месяца. Восстановиться раньше и открыть коридор обратно в твой мир у меня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8"><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P162" text:outline-level="2"><text:soft-page-break/>3. Норф</text:h>
      <text:p text:style-name="P84"/>
      <text:p text:style-name="P22">Глава IV. Пределы магии</text:p>
      <text:p text:style-name="P19"/>
      <text:p text:style-name="P22">Вашему покорному слуге известны четыре предела магии: </text:p>
      <text:p text:style-name="P22"/>
      <text:list xml:id="list2530679480795001974"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 Сколько страниц сегодня нахреначили?</text:span></text:p><text:p text:style-name="P147">– <text:span text:style-name="T1">Восемь, учитель!</text:span></text:p><text:p text:style-name="P147">– Отлично. Надиктую ещё две и сбегаешь за кофе.</text:p></text:note-body></text:note></text:span></text:p>
        </text:list-item>
      </text:list>
      <text:p text:style-name="P5"/>
      <text:p text:style-name="P10">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2"/>
      <text:p text:style-name="P82"><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2">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82"/>
      <text:p text:style-name="P8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0"/>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0"/>
      <text:p text:style-name="P82"><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Но эти мечты хотя бы позволяют забыть сосущее чувство валиумного голодания…</text:p>
      <text:p text:style-name="P10"/>
      <text:p text:style-name="P8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2">Так, что тут у нас?</text:p>
      <text:p text:style-name="P82"/>
      <text:p text:style-name="P82">“<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2"/>
      <text:p text:style-name="P82">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2">Газета полетела в мусорное ведро.</text:p>
      <text:p text:style-name="P82"/>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2">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text:p>
      <text:p text:style-name="P8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2"/>
      <text:p text:style-name="P82">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2"><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8">Но, блин, корявые пальцы внесли свою коррективу в шопинг-план!</text:p>
      <text:p text:style-name="P18"><text:soft-page-break/></text:p>
      <text:p text:style-name="P82"><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0">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18"/>
      <text:p text:style-name="P10"><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0"/>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0"/>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0"/>
      <text:p text:style-name="P10"><text:soft-page-break/>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0"/>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3">2088</text:span><text:span text:style-name="T50"> – </text:span><text:span text:style-name="T37">2135</text:span><text:span text:style-name="T50"> A.C.</text:span><text:span text:style-name="T32">»</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3">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8"/>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text:soft-page-break/>–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3">– </text:span>Не забывай, человек, я — могущественный маг и правитель Эквестрии. Ко мне нужно относиться с должным уважением!</text:p>
      <text:p text:style-name="P48"><text:span text:style-name="T13">– </text:span>А то что? Превратишь в жабу? Сошлёшь на луну? Убьёшь нахер?</text:p>
      <text:p text:style-name="P48">Аликорница сникла. Уши её опустились.</text:p>
      <text:p text:style-name="P48"><text:span text:style-name="T13">– Анонимус</text:span>, ну зачем так… Ты же знаешь, я этого не сделаю.</text:p>
      <text:p text:style-name="P48"><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36"/>
      <text:p text:style-name="P48"><text:span text:style-name="T13">Аликорница уселась н</text:span>а пол <text:span text:style-name="T13">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oft-page-break/><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36"/>
      <text:p text:style-name="P49">***</text:p>
      <text:p text:style-name="P49"/>
      <text:p text:style-name="P48"><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3">– </text:span>Вот, читай отсюда, <text:span text:style-name="T13">– а</text:span>ликорница подчеркнула абзац копытом.</text:p>
      <text:p text:style-name="P48"/>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
      <text:p text:style-name="P62">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2"/>
      <text:p text:style-name="P62">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
      <text:p text:style-name="P62">Но величайшая справедливость юниверсума заключается в том, что не существует безвыходных положений. Всегда есть надежда.</text:p>
      <text:p text:style-name="P62"/>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2"/>
      <text:p text:style-name="P62">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text:soft-page-break/></text:p>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1">и-и-и</text:span>-<text:span text:style-name="T82">а-а-а</text:span>…</text:p>
      <text:p text:style-name="P48"/>
      <text:p text:style-name="P48">…</text:p>
      <text:p text:style-name="P48"/>
      <text:p text:style-name="P62">Я открываю глаза.</text:p>
      <text:p text:style-name="P62">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2">Странно. Почему я не ощущаю его? Впрочем, неважно!</text:p>
      <text:p text:style-name="P62">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2">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4">сли бы я вспомнила вовремя, я бы предупредила тебя, чтобы ты смог сконцентрироваться и отстоять своё «я».</text:span></text:p>
      <text:p text:style-name="P56"/>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text:p>
      <text:p text:style-name="P48"/>
      <text:p text:style-name="P62">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9">Тумбочка…</text:span> Листок… <text:span text:style-name="T79">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0">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0">Сила уходит бесконтрольно. Нужно прервать урок. Нет! Нет! О-О-О-О-О, НЕ-Е-Е-Е-Е-Т!!!</text:span></text:p>
      <text:p text:style-name="P76"/>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3">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6">Ох, нет! Нет-нет-нет!!!</text:p>
      <text:p text:style-name="P76"/>
      <text:p text:style-name="P76">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6">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6"><text:soft-page-break/></text:p>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text:soft-page-break/></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text:soft-page-break/>–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text:soft-page-break/>–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text:soft-page-break/>–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62">…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text:soft-page-break/></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text:soft-page-break/>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8"/>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6"> </text:span>выбрал единственный способ выиграть несколько секунд жизни — спрыгнул со скалы вниз, к Кантерлоту.</text:p>
      <text:p text:style-name="P48"/>
      <text:p text:style-name="P72">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text:soft-page-break/>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6">любви</text:span> начинаешь понимать только тогда, когда <text:span text:style-name="T66">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2">День 137344</text:p>
      <text:p text:style-name="P62"><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text:soft-page-break/></text:p>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text:soft-page-break/>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2" text:outline-level="2">8. Стыд</text:h>
      <text:p text:style-name="P144"/>
      <text:p text:style-name="P62">~~~ Завтра на семь в библиотеке. Селестия ~~~</text:p>
      <text:p text:style-name="P62"/>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text:soft-page-break/></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text:soft-page-break/></text:p>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text:soft-page-break/>–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3">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6"/>
      <text:p text:style-name="P1"><text:span text:style-name="T13">–</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3">–</text:span> Эмм… Они… м-м-м… не больны… в некотором смысле… <text:span text:style-name="T13">–</text:span> гонец изо всех сил ковырял копытом 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3">—</text:span> в возможности летать. Д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3">—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3">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3">—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3">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5">Кто у нас такой красивый,</text:p>
      <text:p text:style-name="P5">Сильный, смелый, не плаксивый?</text:p>
      <text:p text:style-name="P5">Кто наш будущий герой?</text:p>
      <text:p text:style-name="P5"><text:soft-page-break/>Жеребёнок удалой?</text:p>
      <text:p text:style-name="P5"/>
      <text:p text:style-name="P5">Не грусти, моя малышка,</text:p>
      <text:p text:style-name="P5">Улыбнись, моя глупышка,</text:p>
      <text:p text:style-name="P5">Слёзки вытри, причешись,</text:p>
      <text:p text:style-name="P5">От испуга отряхнись.</text:p>
      <text:p text:style-name="P5"/>
      <text:p text:style-name="P5">Я не враг тебе, родная,</text:p>
      <text:p text:style-name="P5">Я стою на страже края,</text:p>
      <text:p text:style-name="P5">Выдай, что страшит тебя?</text:p>
      <text:p text:style-name="P5">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Ах, если б только сестра умела управляться со своими эмоциями так же, как с магией <text:span text:style-name="T13">—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3">—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8"><text:soft-page-break/>–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text:soft-page-break/>– Что <text:span text:style-name="T13">—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3">10</text:span>. (40*<text:span text:style-name="T13">ctg(Pi/4)-6)/(ln(e)-sin(0))</text:span></text:h>
      <text:p text:style-name="P48"/>
      <text:p text:style-name="P62">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3">— оставить тебе напутствие.</text:span></text:p>
      <text:p text:style-name="P42"/>
      <text:p text:style-name="P62"><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2"><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text:span></text:p>
      <text:p text:style-name="P42">Брось. </text:p>
      <text:p text:style-name="P62"><text:span text:style-name="T13">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В этом его слабость <text:span text:style-name="T13">— </text:span>он может меняться и в плохую сторону. От тебя зависит, в какую.</text:p>
      <text:p text:style-name="P62"/>
      <text:p text:style-name="P62">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text:soft-page-break/>Удачи!</text:p>
      <text:p text:style-name="P62"/>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хоть и малость не от мира сего! Чисто, культурно, вежливо. Дворецкий </text:span><text:span text:style-name="T15">—</text:span><text:span text:style-name="T13"> скопидом, конечно, но это работа у него такая. </text:span>Блин, м<text:span text:style-name="T13">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3">–</text:span> Уже иду. Где я могу её найти?</text:p>
      <text:p text:style-name="P1"><text:span text:style-name="T13">–</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oft-page-break/><text:span text:style-name="T14">– Не слишком далеко отсюда. Два дня пути на дирижабле </text:span><text:span text:style-name="T42">—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7"/>
      <text:p text:style-name="P77">Я скосил глаз на стражника. Тот сжал губы, но надувшиеся щёки выдавали еле сдерживаемое ржание.</text:p>
      <text:p text:style-name="P77">Проклятье! Чёртов троллоло издевается надо мной! Лишь наше прибытие сдержало рвущиеся наружу ругательства.</text:p>
      <text:p text:style-name="P77"/>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2">— пускай спускается ко мне в парк или библиотеку</text:span><text:span text:style-name="T4">!</text:span></text:p>
      <text:p text:style-name="P10"/>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6">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3">жаровни</text:span><text:span text:style-name="T42"> и фонтанчик</text:span><text:span text:style-name="T33">а</text:span><text:span text:style-name="T42">.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text:soft-page-break/>–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48"/>
      <text:p text:style-name="P48">Огонь в камине разгорелся. <text:span text:style-name="T13">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oft-page-break/><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9">Мне печалиться не стоит</text:p><text:p text:style-name="P149">Жизнь прекрасна и полн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 —</text:p><text:p text:style-name="P149">Но друзья остались в прошлом,</text:p><text:p text:style-name="P149">Пустота пришла в мой 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text:soft-page-break/>– Примерно такие, – расхохоталась Селестия. <text:span text:style-name="T13">–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36"/>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oft-page-break/><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3">–</text:span> А <text:span text:style-name="T1">водку</text:span> у вас принято пить?</text:p>
      <text:p text:style-name="P34"><text:span text:style-name="T13">–</text:span> Некоторые употребляют. Но правительница Эквестрии, пьющая кальвадос <text:span text:style-name="T1">—</text:span> это уже черезчур, <text:span text:style-name="T13">–</text:span> Селестия засмеялась.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36"/>
      <text:p text:style-name="P48"><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48">Аликорница в недоумении взглянула на меня.</text:p>
      <text:p text:style-name="P48"><text:span text:style-name="T13">–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3">«</text:span>сказочной обезьяне из Вечнодикого леса<text:span text:style-name="T33">»</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42">–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6">– </text:span>“<text:span text:style-name="T1">Что я могу сделать, чтобы вернуть всё назад?</text:span>”</text:p>
      <text:p text:style-name="P16"><text:span text:style-name="T46">–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6">– </text:span><text:span text:style-name="T33">Что бы это значило, Флёр?</text:span></text:p>
      <text:p text:style-name="P16"><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8">–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
      <text:p text:style-name="P68">…</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8">– Леди и джентльпони! Приём окончен! Её Высочество принцесса Селестия будет рада видеть <text:s/>вас в следующую среду!</text:p>
      <text:p text:style-name="P68"/>
      <text:p text:style-name="P68">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8"/>
      <text:p text:style-name="P68"><text:soft-page-break/>… </text:p>
      <text:p text:style-name="P68"/>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3">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text:soft-page-break/>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6">Аликорница</text:span> и так выглядела неважно.</text:p>
      <text:p text:style-name="P36"/>
      <text:p text:style-name="P36">Поза <text:span text:style-name="T66">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6">и </text:span>у грифонов, <text:span text:style-name="T66">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2"/>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олени, бизоны и многие другие.</text:p>
      <text:p text:style-name="P62"/>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2">–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62"/>
      <text:p text:style-name="P62">– Ма-ам, а со мной связан элементаль?</text:p>
      <text:p text:style-name="P62">– Конечно, Эйприл. В каждом из нас есть её бессмертная искорка.</text:p>
      <text:p text:style-name="P62"/>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
      <text:p text:style-name="P42"><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2">Так возникли аликорны.</text:p>
      <text:p text:style-name="P62"/>
      <text:p text:style-name="P62">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6">М</text:span>еняет <text:span text:style-name="T66">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2">Имя её было Селестия.</text:p>
      <text:p text:style-name="P62">За ней последовала и сестра её, <text:span text:style-name="T13">Луна</text:span>.</text:p>
      <text:p text:style-name="P62"/>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2">То есть, всегда.</text:p>
      <text:p text:style-name="P62"/>
      <text:p text:style-name="P62">Тут и сказке конец. А теперь, Эйприл, залазь на полку и закрывай глазки.</text:p>
      <text:p text:style-name="P62">– Ну ма-ам! Раскажи ещё что-нибудь! Про Сомбру! Или про Дискорда!</text:p>
      <text:p text:style-name="P62">–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6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ам!</text:p>
      <text:p text:style-name="P62">– Конечно, моя хорошая…</text:p>
      <text:p text:style-name="P62"/>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6"><text:soft-page-break/></text:p>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8"/>
      <text:p text:style-name="P68">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8"/>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8">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8"/>
      <text:p text:style-name="P47">***</text:p>
      <text:p text:style-name="P35"/>
      <text:p text:style-name="P35"><text:span text:style-name="T59">– </text:span><text:span text:style-name="T4">История Понивилля начинается с того благословенного дня, когда принцесса Селестия подарила семейству Эппл </text:span><text:span text:style-name="T59">— </text:span><text:span text:style-name="T4">тогда, правда, это ещё были Смиты </text:span><text:span text:style-name="T59">—</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9">—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text:soft-page-break/>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2">–</text:span><text:span text:style-name="T33">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text:soft-page-break/>–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text:soft-page-break/>Твайлайт метнулась к лестнице в подвал.</text:p>
      <text:p text:style-name="P36"/>
      <text:p text:style-name="P1"><text:span text:style-name="T42">Я </text:span><text:span text:style-name="T33">присел на лавочку</text:span><text:span text:style-name="T42">. </text:span><text:span text:style-name="T33">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3">...</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3">– Ну что же…</text:span><text:span text:style-name="T42"> Почту за честь работать </text:span><text:span text:style-name="T33">под твоим руководством, Анон</text:span><text:span text:style-name="T42">. Погоди немного, я </text:span><text:span text:style-name="T33">приведу себя в порядок</text:span><text:span text:style-name="T42"> и расскажу тебе, насколько далеко смогла продвинуться. Быть может… </text:span><text:span text:style-name="T33">–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soft-page-break/>…</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4"/>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5">«…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7"/>
      <text:p text:style-name="P48"><text:soft-page-break/>–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48"><text:span text:style-name="T13">–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text:span>ещё<text:span text:style-name="T13">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2">– Ага, он был закладкой в четвёртом номере «PlayMare», в разделе «Тридцать две позы, которые удивят вашу френдпони».</text:p>
      <text:p text:style-name="P62"><text:soft-page-break/>– Спайк! Немедленно ложись спать!</text:p>
      <text:p text:style-name="P62">– Уже иду. Кукурузу только доем и иду.</text:p>
      <text:p text:style-name="P62">– Кстати, а что за безумие было у Стар Свирла?</text:p>
      <text:p text:style-name="P62">–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2">– <text:span text:style-name="T63">Надо же! Ты вторая пони в Эквестрии после Селестии, кто упоминает о людях. И то, Селестия отзывалась о нас, как о сказочных существах.</text:span></text:p>
      <text:p text:style-name="P62">–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2">–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несколько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4"/>
      <text:p text:style-name="P62">Дата: 12.04.2142 А.<text:span text:style-name="T13">C</text:span>.</text:p>
      <text:p text:style-name="P62">Эксперимент: заклинание Прозрения</text:p>
      <text:p text:style-name="P62"><text:soft-page-break/>Испытуемая: Эпплджек</text:p>
      <text:p text:style-name="P62">Синопсис: запись сна со слов испытуемой</text:p>
      <text:p text:style-name="P62">Замечания: после эксперимента в гриве у испытуемой появился седой локон.</text:p>
      <text:p text:style-name="P63"/>
      <text:p text:style-name="P63">~~~</text:p>
      <text:p text:style-name="P63"/>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2">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65"/>
      <text:p text:style-name="P12">Я остановилась перед дверью. Четыре ярда брони отделяли меня от Эквестрии. Четыре ярда и двадцать пять лет.</text:p>
      <text:p text:style-name="P12"/>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9">ведь </text:span><text:span text:style-name="T45">я — одна из немногих, кто ещё видел тебя вживую. Пусть светит солнце, а уж найти Эпплснэка я смогу. Мне больше ничего не надо.”</text:span></text:p>
      <text:p text:style-name="P44"><text:soft-page-break/></text:p>
      <text:p text:style-name="P3">Я прошла сквозь дверь.</text:p>
      <text:p text:style-name="P3"/>
      <text:p text:style-name="P3">Снаружи вставало солнце. Размытое <text:span text:style-name="T31">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0">Видения этих городов</text:span><text:span text:style-name="T51"> дрожали, <text:s/>пересекались </text:span><text:span text:style-name="T40">и постоянно множились</text:span><text:span text:style-name="T51">.</text:span></text:p>
      <text:p text:style-name="P46">У меня дико заболела голова, мне казалось, она вылезет из шляпы распухшим шаром. Я закрыла глаза.</text:p>
      <text:p text:style-name="P62"/>
      <text:p text:style-name="P62">Примечание: ПипБак? Стойло?</text:p>
      <text:p text:style-name="P1"/>
      <text:p text:style-name="P2">***</text:p>
      <text:p text:style-name="P1"/>
      <text:p text:style-name="P62">Дата: 12.04.<text:span text:style-name="T13">2142</text:span> А.С.</text:p>
      <text:p text:style-name="P62">Эксперимент: заклинание Прозрения</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7">—</text:span><text:span text:style-name="T18"> </text:span><text:span text:style-name="T63">всё, что удалось от неё добиться.</text:span></text:p>
      <text:p text:style-name="P1"/>
      <text:p text:style-name="P21">~~~</text:p>
      <text:p text:style-name="P21"/>
      <text:p text:style-name="P22"><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е: человеки?</text:p>
      <text:p text:style-name="P5"/>
      <text:p text:style-name="P2">***</text:p>
      <text:p text:style-name="P48"/>
      <text:p text:style-name="P62">Дата: 12.04.<text:span text:style-name="T13">2142</text:span> А.С.</text:p>
      <text:p text:style-name="P62">Эксперимент: заклинание Прозрения</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43">~~~</text:p>
      <text:p text:style-name="P43"/>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3">—</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5">чёрный экран?</text:span></text:p>
      <text:p text:style-name="P44"/>
      <text:p text:style-name="P49">***</text:p>
      <text:p text:style-name="P48"/>
      <text:p text:style-name="P62">Дата: 12.04.<text:span text:style-name="T13">2142</text:span> А.С.</text:p>
      <text:p text:style-name="P62">Эксперимент: заклинание Прозрения</text:p>
      <text:p text:style-name="P62">Испытуемая: Пинки Пай</text:p>
      <text:p text:style-name="P62">Синопсис: описание пробуждения испытуемой</text:p>
      <text:p text:style-name="P62"><text:soft-page-break/>Замечания: испытуемая отказалась дать описание сна.</text:p>
      <text:p text:style-name="P62"/>
      <text:p text:style-name="P43">~~~</text:p>
      <text:p text:style-name="P43"/>
      <text:p text:style-name="P62">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е: через месяц волосы испытуемой пришли в обычное состояние, хотя при встрече с Рэйнбоу Дэш она по прежнему прячет глаза.</text:p>
      <text:p text:style-name="P62"/>
      <text:p text:style-name="P63">***</text:p>
      <text:p text:style-name="P62"/>
      <text:p text:style-name="P62">Дата: 12.04.<text:span text:style-name="T13">2142</text:span> А.С.</text:p>
      <text:p text:style-name="P62">Эксперимент: заклинание Прозрения</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text:p>
      <text:p text:style-name="P62"/>
      <text:p text:style-name="P43">~~~</text:p>
      <text:p text:style-name="P43"/>
      <text:p text:style-name="P62">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е 1: при виде кексиков истерика случилась с Пинки Пай.</text:p>
      <text:p text:style-name="P62">Примечание 2: через месяц испытуемая избавилась от страха перед Рэйнбоу Дэш, хотя при виде радуги по-прежнему старается спрятаться.</text:p>
      <text:p text:style-name="P62"/>
      <text:p text:style-name="P2">***</text:p>
      <text:p text:style-name="P1"/>
      <text:p text:style-name="P22">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4"/>
      <text:h text:style-name="Heading_20_2" text:outline-level="2"><text:soft-page-break/>14. <text:span text:style-name="T1">Конец времён</text:span></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Обмакнув перо в чернила, я начал письмо.</text:p>
      <text:p text:style-name="P62"/>
      <text:p text:style-name="P62">Привет, Сел (несмотря ни на что, мне всё же хочется называть тебя так. Ты же не против?).</text:p>
      <text:p text:style-name="P62">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8">—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2"/>
      <text:p text:style-name="P103">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8">— </text:span>эта дрянь таки жрёт пони!</text:p>
      <text:p text:style-name="P62">Похоже, Большое Откровение <text:span text:style-name="T18">—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5">Смысл снов остальных участников опыта для меня остаётся загадкой. Посылаю тебе дневник эксперимента, это лучше всяких словесных описаний.</text:p>
      <text:p text:style-name="P62">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2">Кроме того, Твайлайт в научном рвении сожгла кучу оборудования, что обусловило невозможность дальнейших исследований физически.</text:p>
      <text:p text:style-name="P62"/>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text:soft-page-break/>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text:soft-page-break/>–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2">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2"/>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text:soft-page-break/>–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text:soft-page-break/>Зекора нашла нужную страницу и стала читать.</text:p>
      <text:p text:style-name="P62"/>
      <text:p text:style-name="P62">«…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2">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2">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2">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2"/>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text:soft-page-break/>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5">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9"/>
      <text:p text:style-name="P10">Тропинка исчезла в снежном сугробе.</text:p>
      <text:p text:style-name="P10"/>
      <text:p text:style-name="P5"><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5"/>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text:soft-page-break/></text:p>
      <text:p text:style-name="P3"><text:span text:style-name="T46">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text:soft-page-break/></text:p>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3">Солнечный лучик настойчиво пробивался сквозь плотно сомкнутые веки. Ветерок </text:span><text:span text:style-name="T1">щекотал уши и шуршал</text:span><text:span text:style-name="T13"> </text:span><text:span text:style-name="T1">занавесками открытого окна</text:span><text:span text:style-name="T13">. Я раскрыл глаза, в который раз наслаждаясь ясной головой </text:span><text:span text:style-name="T42">—</text:span><text:span text:style-name="T13"> роскошью, недоступной мне за </text:span><text:span text:style-name="T1">годы</text:span><text:span text:style-name="T13">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text:soft-page-break/>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3">—</text:span> струя воды сметёт весь песок и может облить всех рядом присутствующих.</text:p>
      <text:p text:style-name="P48">– Правильно! – единорожка кивнула.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Я всего лишь единорог, не то, что некоторые!</text:span><text:span text:style-name="T42"> </text:span><text:span text:style-name="T33">Мощнее ускорителя только магия аликорнов и Элементов Гармонии. Если бы я была…</text:span><text:span text:style-name="T13">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0"><text:span text:style-name="T42">– Я </text:span><text:span text:style-name="T46">всегда буду оставаться в тени, </text:span><text:span text:style-name="T42">– </text:span><text:span text:style-name="T46">хлюпала книгое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3">– </text:span>Ты?!</text:p>
      <text:p text:style-name="P102"><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2"><text:span text:style-name="T13">–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2"><text:span text:style-name="T13">– </text:span>Не скажу. Заклинания Стар Свирла Бородатого если срабатывают, то без ошибок.</text:p>
      <text:p text:style-name="P48"><text:span text:style-name="T13">– Если </text:span>только <text:span text:style-name="T13">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3">–</text:span> <text:span text:style-name="T1">Эмм. </text:span>Что он имел ввиду?</text:p>
      <text:p text:style-name="P34"><text:span text:style-name="T13">–</text:span> Ну, <text:span text:style-name="T13">–</text:span> Твайлайт смутилась, <text:span text:style-name="T13">–</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oft-page-break/><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9">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34"><text:span text:style-name="T13">– </text:span><text:span text:style-name="T1">Да, завершилось всё препаршиво. Принцесса Луна сказала, лучше бы её обратно на луну закинули.</text:span></text:p>
      <text:p text:style-name="P68"/>
      <text:p text:style-name="P68">Книгоежка с жаром закивала.</text:p>
      <text:p text:style-name="P34"><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3">– </text:span><text:span text:style-name="T1">Нет. И заводить не собираюсь!</text:span></text:p>
      <text:p text:style-name="P34"><text:span text:style-name="T13">– </text:span><text:span text:style-name="T1">Упс! Эмм… А друзья?</text:span></text:p>
      <text:p text:style-name="P34"><text:span text:style-name="T13">– </text:span><text:span text:style-name="T1">У меня был друг. Упал с крыши дома два месяца назад.</text:span></text:p>
      <text:p text:style-name="P68"/>
      <text:p text:style-name="P68">Уши единорожки опустились.</text:p>
      <text:p text:style-name="P1"><text:span text:style-name="T13">–</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3">–</text:span> Всё в порядке, Твайлайт.<text:span text:style-name="T13"> </text:span><text:span text:style-name="T1">Как бы то ни было,</text:span> <text:span text:style-name="T1">я готов рискнуть. Зекора сказала, что Великое Откровение мне не повредит, </text:span><text:span text:style-name="T32">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2">—</text:span><text:span text:style-name="T1"> к счастью, силы заклинания не хватило. Для того, чтобы я смог подойти вплотную</text:span><text:span text:style-name="T33">,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2">—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3">«кстати, это идея…»</text:span></text:p>
      <text:p text:style-name="P48"/>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3">.</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oft-page-break/></text:p>
      <text:p text:style-name="P48">«<text:span text:style-name="T28">Чужестранец-примат разбил сердце нашей обожаемой Селестии! Двор в отчаянии </text:span><text:span text:style-name="T17">—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3">– </text:span>Привет, Эй-Джей! У тебя проблемы?</text:p>
      <text:p text:style-name="P48"><text:span text:style-name="T13">– </text:span>Привет, сахарок, <text:span text:style-name="T13">– </text:span>озабоченно поприветствовала меня фермерша. <text:span text:style-name="T13">–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3">–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3">–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oft-page-break/><text:span text:style-name="T13">–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3">–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3">–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3">–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3">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3">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3">– </text:span>Свободно? <text:span text:style-name="T13">– </text:span>спросил я у пони, сидящей за столиком.</text:p>
      <text:p text:style-name="P48"><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oft-page-break/></text:p>
      <text:p text:style-name="P48"><text:span text:style-name="T13">– </text:span>Пирог с грибами, яишницу и чизкейк,<text:span text:style-name="T13"> – </text:span>сообщил я подошедшей официантке.</text:p>
      <text:p text:style-name="P48"><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48"><text:span text:style-name="T13">– </text:span>И салат «по-кантерлотски», <text:span text:style-name="T13">–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3">– </text:span>Вы, наверное, ждёте кого-то?</text:p>
      <text:p text:style-name="P50"><text:span text:style-name="T13">– </text:span>Неа.</text:p>
      <text:p text:style-name="P50"><text:span text:style-name="T13">– </text:span>Просто обедаете?</text:p>
      <text:p text:style-name="P50"><text:span text:style-name="T13">– </text:span>Неа.</text:p>
      <text:p text:style-name="P50"><text:span text:style-name="T13">– </text:span>Просто сидите и мрачно смотрите на меня?</text:p>
      <text:p text:style-name="P50"><text:span text:style-name="T13">– </text:span>Неа.</text:p>
      <text:p text:style-name="P50"/>
      <text:p text:style-name="P50">Хм, а эта пони не из разговорчивых.</text:p>
      <text:p text:style-name="P50"/>
      <text:p text:style-name="P50"><text:span text:style-name="T13">– </text:span>А что же вы делаете?</text:p>
      <text:p text:style-name="P50"><text:span text:style-name="T13">– </text:span>Веселюсь, <text:span text:style-name="T13">– </text:span>мрачно заявила пони.</text:p>
      <text:p text:style-name="P50"><text:span text:style-name="T13">–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3">–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3">– </text:span>Мы с вами раньше встречались?</text:p>
      <text:p text:style-name="P50"><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3">– </text:span>А кто такая ниссан-пикап? И куда ты её водишь? А меня туда сводишь?</text:p>
      <text:p text:style-name="P50"><text:soft-page-break/></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3">– </text:span>Оставь, Салвер.<text:span text:style-name="T13"> </text:span>Ему за счёт заведения.</text:p>
      <text:p text:style-name="P48"><text:span text:style-name="T13">– </text:span>Ясно, мисс Пинки, <text:span text:style-name="T13">– </text:span>официантка кивнула и ушла.</text:p>
      <text:p text:style-name="P48"><text:span text:style-name="T13">– Ч</text:span>его-о-о?<text:span text:style-name="T13"> </text:span>Так это твой бар?</text:p>
      <text:p text:style-name="P48"><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48"><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3">– </text:span>У меня есть идея получше. <text:span text:style-name="T13">– </text:span>на свет показалась фляга Большого Макинтоша.</text:p>
      <text:p text:style-name="P48"><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3">– </text:span>Починил телегу. Только молчок про самогон, раз уж ты в курсе, <text:span text:style-name="T13">– </text:span>я разлил сидр по чашкам.</text:p>
      <text:p text:style-name="P48"><text:span text:style-name="T13">– </text:span>Да ты что?! Чтоб я раз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3">–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3">– У </text:span>тебя такая смешная мордочка! <text:span text:style-name="T13">– </text:span>захихикали Пинки, покачиваясь. <text:span text:style-name="T13">– </text:span>Как будто ты <text:span text:style-name="T63">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3">– </text:span>Эмм… Скажи-ка мне, мой друг П-п-пинки… Легенда про фаэри <text:span text:style-name="T18">— </text:span><text:span text:style-name="T63">эт правда?</text:span></text:p>
      <text:p text:style-name="P48"><text:span text:style-name="T18">– </text:span><text:span text:style-name="T63">Какая из? Их много, вообще-то. Ик!</text:span></text:p>
      <text:p text:style-name="P48"><text:span text:style-name="T18">– </text:span><text:span text:style-name="T63">Про принцесс. Про то, что они фаэри, спустившиеся с неба во плоти, чтоб помогать пони управлять Эквестрией?</text:span></text:p>
      <text:p text:style-name="P48"><text:span text:style-name="T18">– Н</text:span><text:span text:style-name="T63">он-нон, </text:span><text:span text:style-name="T18">– </text:span><text:span text:style-name="T63">захихикала Пинки, взъерошив копытами розовые кудряшки и попытавшись соорудить из них бороду, </text:span><text:span text:style-name="T18">–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8">–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8">– </text:span><text:span text:style-name="T63">Ты что-о-о! Нельзя любить фаэри! Она похитит твоё сердце, и ты будешь искать её, пока не… </text:span><text:span text:style-name="T18">– </text:span><text:span text:style-name="T63">Пинки погрузилась мордочкой в так и не съеденный салат «по-кантерлотски» и захрапела.</text:span></text:p>
      <text:p text:style-name="P48"><text:span text:style-name="T18">– </text:span><text:span text:style-name="T63">Пока не умру?</text:span></text:p>
      <text:p text:style-name="P48"><text:span text:style-name="T18">– </text:span><text:span text:style-name="T63">Нет, глупенький, </text:span><text:span text:style-name="T18">– </text:span><text:span text:style-name="T63">пробулькала Пинки из миски. </text:span><text:span text:style-name="T18">– </text:span><text:span text:style-name="T63">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3">– </text:span>Судя по тому, как ты стремительно сбежал не попрощавшись, у тебя от меня проблемы, <text:span text:style-name="T13">– </text:span>заметила с укором кобылка. <text:span text:style-name="T13">– </text:span>Странно, мы, вроде, только сегодня познакомились.</text:p>
      <text:p text:style-name="P51"><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1"><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1"><text:span text:style-name="T13">–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3">– </text:span>Сто-о-ой! <text:span text:style-name="T13">– </text:span>заорал я. <text:span text:style-name="T13">– </text:span>Выпрыгивай из бочки!!!</text:p>
      <text:p text:style-name="P51">Кобылка-пилот улыбнулась и постукала копытцем по шлему, показывая, что не слышит меня.</text:p>
      <text:p text:style-name="P51"><text:span text:style-name="T13">– </text:span>Выпрыгива-а-а… <text:span text:style-name="T13">–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3">– </text:span>Смотри, вот те и ответ на вопрос, куда деваются пони!</text:p>
      <text:p text:style-name="P51"><text:span text:style-name="T13">– </text:span>Где? <text:span text:style-name="T13">– </text:span>единорожка начала оглядываться.</text:p>
      <text:p text:style-name="P51"><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1"><text:span text:style-name="T13">– </text:span>И что? Я всё равно не пойму, куда деваются пони? И куда пропала Скуталу?</text:p>
      <text:p text:style-name="P51"><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48"/>
      <text:p text:style-name="P64">Приветствую тебя, мой маленький человек!</text:p>
      <text:p text:style-name="P64">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4"/>
      <text:p text:style-name="P64">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4"/>
      <text:p text:style-name="P64">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3">—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3">— </text:span>ключ к решению проблем Эквестрии.</text:p>
      <text:p text:style-name="P64"/>
      <text:p text:style-name="P64">Очень хочу надеяться, что остальная часть дневника описывает<text:span text:style-name="T13">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4"/>
      <text:p text:style-name="P64">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
      <text:p text:style-name="P64">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ерекочевали из снов в реальный мир.</text:p>
      <text:p text:style-name="P64"/>
      <text:p text:style-name="P64">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4"/>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
      <text:p text:style-name="P64">Анон, мне крайне неудобно подгонять тебя.<text:span text:style-name="T13">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4"/>
      <text:p text:style-name="P64"><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3">P.S. Н</text:span>е гневите мироздание воровством! <text:span text:style-name="T28">Обмен рулит</text:span>!»</text:p>
      <text:p text:style-name="P64"/>
      <text:p text:style-name="P64">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4"/>
      <text:p text:style-name="P64">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4"/>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6. <text:span text:style-name="T92">Фетлок</text:span></text:h>
      <text:p text:style-name="P88"/>
      <text:p text:style-name="P51"><text:span text:style-name="T13">–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3">–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1"/>
      <text:p text:style-name="P51"><text:soft-page-break/><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1"><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4">***</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3">– </text:span>Это неправильно! <text:span text:style-name="T13">– </text:span>заявила Рэйнбоу Дэш, отвернувшись от окна.</text:p>
      <text:p text:style-name="P51"><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1"><text:span text:style-name="T13">– </text:span>Да я не про то! <text:span text:style-name="T13">– </text:span>отмахнулась пегаска. <text:span text:style-name="T13">– </text:span>Посмотри на поле.</text:p>
      <text:p text:style-name="P51"><text:span text:style-name="T13">– </text:span>И что? Поле как поле.</text:p>
      <text:p text:style-name="P51"><text:span text:style-name="T13">– </text:span>Оно не убрано, <text:span text:style-name="T13">– </text:span>мрачно ответила пегаска. <text:span text:style-name="T13">–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3">– </text:span>У самого посёлка поля убраны. Наверняка дойдёт дело и до остальных.</text:p>
      <text:p text:style-name="P51"><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3">– </text:span>Спасибо, но от плюшек у меня фланки округляются.</text:p>
      <text:p text:style-name="P51"><text:span text:style-name="T13">– </text:span>Да ладно тебе, Дэш! От одной не округлятся.</text:p>
      <text:p text:style-name="P51"><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1"/>
      <text:p text:style-name="P51">За окном несколько пони работали <text:span text:style-name="T83">в</text:span> поле. Что-то странное было в их деятельности.<text:span text:style-name="T13"> </text:span>Как будто…</text:p>
      <text:p text:style-name="P51"><text:span text:style-name="T13">–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3">–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3">– </text:span>Что за…?</text:p>
      <text:p text:style-name="P51"/>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1"><text:span text:style-name="T13">– </text:span>Леди и джентльпони! Просьба не паниковать! Поезд дальше не идёт: впереди провал! <text:span text:style-name="T13">– </text:span>крикнул проводник.</text:p>
      <text:p text:style-name="P51"><text:span text:style-name="T13">– </text:span>Какой ещё, в дышло, провал? Я проезжал тут два дня назад!</text:p>
      <text:p text:style-name="P51"><text:span text:style-name="T13">– </text:span>Безобразие! Верните мне деньги за билет!</text:p>
      <text:p text:style-name="P51"><text:span text:style-name="T13">– </text:span>Как вы смеете! Я опоздаю в порт! Вы будете платить неустойку! <text:s/><text:span text:style-name="T13">–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4">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text:span text:style-name="T84">ны</text:span>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
      <text:p text:style-name="P51">Я осторожно подошёл к краю и глянул вниз.</text:p>
      <text:p text:style-name="P52">И вот тогда я понял, чем Провал отличается от простого разлома. Его стены <text:span text:style-name="T85">в </text:span>рассеянном свете прожектора уходили <text:span text:style-name="T85">вертикально </text:span>вниз и растворялись во тьме без каких-либо признаков дна. Сужения стен на видимой части Провала не наблюдалось.</text:p>
      <text:p text:style-name="P52"/>
      <text:p text:style-name="P51"><text:span text:style-name="T13">– </text:span>Эта дыра фиг знает на сколько длится! <text:span text:style-name="T13">– </text:span>заявила Дэш, выныривая из темноты. <text:span text:style-name="T13">– </text:span><text:span text:style-name="T21">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3">– </text:span>Дэш, нам надо на ту сторону.</text:p>
      <text:p text:style-name="P51"><text:soft-page-break/>Пегаска развела копытами.</text:p>
      <text:p text:style-name="P51"><text:span text:style-name="T13">– </text:span>Нет проблем. Я могу тебя перенести.</text:p>
      <text:p text:style-name="P51">Я с сомнением посмотрел на пегаску. Дэш в холке была мне по пояс.</text:p>
      <text:p text:style-name="P51"><text:span text:style-name="T13">–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1"/>
      <text:p text:style-name="P55"><text:span text:style-name="T89">Чёрт</text:span>.</text:p>
      <text:p text:style-name="P51"/>
      <text:p text:style-name="P51"><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text:span text:style-name="T86">ыв</text:span>ала себя левитационным полем. Наконец, спрыгнув на насыпь с другой стороны, фигура скрылась в темноте.</text:p>
      <text:p text:style-name="P51"/>
      <text:p text:style-name="P53">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text:p>
      <text:p text:style-name="P53">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text:span text:style-name="T87">П</text:span>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text:span text:style-name="T88">От неё с громким треском оторвался ц</text:span>елый ряд шпал, повиснув одним концом в пропасти. Пар<text:span text:style-name="T88">очка шпал</text:span>,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text:span text:style-name="T88">за пригорок </text:span>и свет прожектора угас, в глубине пропасти засверкали <text:span text:style-name="T88">тусклые искорки</text:span>.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text:span text:style-name="T88">с другой стороны Провала </text:span>и трясся в лихорадке. От пережитого шока меня тошнило. Ёбаная Селестия!</text:p>
      <text:p text:style-name="P51"><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3">– </text:span>Я чувствую, что только что упустил отличную возможность отлить на <text:span text:style-name="T90">В</text:span>селенную!</text:p>
      <text:p text:style-name="P51"/>
      <text:p text:style-name="P54">***</text:p>
      <text:p text:style-name="P3"/>
      <text:p text:style-name="P3">По сравнению с Понивиллем и даже Кантерлотом, <text:span text:style-name="T91">пригород Мэйнхеттена</text:span>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text:span text:style-name="T92">сотен</text:span>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text:span text:style-name="T93">давно </text:span>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text:span text:style-name="T94">ботаны-</text:span>энтузиасты вроде Твайлайт Спаркл. Остальные же предпочита<text:span text:style-name="T94">ют</text:span> жить и работать по-старинке.</text:p>
      <text:p text:style-name="P156"/>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5"><text:soft-page-break/>«Именем Селестии, повелеваю всячески содействовать предъявителю сего мандата, человеку Анонимусу Терранскому. <text:span text:style-name="T95">Предписываю по его первому требованию </text:span>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text:span text:style-name="T95">им </text:span>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
      <text:p text:style-name="P51"><text:span text:style-name="T13">– </text:span>Удостоверение личности предъявлять? <text:span text:style-name="T13">– </text:span>осведомился я.</text:p>
      <text:p text:style-name="P51"><text:span text:style-name="T13">– </text:span>Ч-ч-человек А-а-анонимус? <text:span text:style-name="T13">–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3">– </text:span>Будешь смеяться, но именно этим он и занят. Вызывает полицию по телефону, <text:span text:style-name="T13">– </text:span>сообщила пегаска.</text:p>
      <text:p text:style-name="P51"><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3">– </text:span>Сколько у нас времени?</text:p>
      <text:p text:style-name="P51"/>
      <text:p text:style-name="P51">Дэш почесала в затылке.</text:p>
      <text:p text:style-name="P51"><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text:span text:style-name="T96">копы</text:span> не так хорошо вышколены. Думаю, двадцать <text:span text:style-name="T13">–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3">– </text:span>Тогда давай сначала обыщем контору. Если уж полиция всё равно едет сюда, так пусть у них хотя бы будет повод!</text:p>
      <text:p text:style-name="P51"/>
      <text:p text:style-name="P54">***</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text:span text:style-name="T97">Psyntel</text:span>»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text:span text:style-name="T97">фиолетовый </text:span>хвост его пассии вызвали у меня смутные <text:span text:style-name="T97">ассоциации</text:span>,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3">– “</text:span>Портативный магоэнергетический ускоритель «<text:span text:style-name="T17">Psyntel Rari2+ DDR</text:span>»,<text:span text:style-name="T13"> </text:span>демо-прототип<text:span text:style-name="T13">”, – </text:span>прочитал я на бирке. <text:span text:style-name="T13">– </text:span>Оно!</text:p>
      <text:p text:style-name="P51"/>
      <text:p text:style-name="P51">Снаружи послышался вой сирены и цокот множества копыт.</text:p>
      <text:p text:style-name="P51"><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3">– </text:span>Это твои двадцать минут? <text:span text:style-name="T13">– </text:span>возмутился я. <text:span text:style-name="T13">– </text:span>Да ещё и десяти не прошло!</text:p>
      <text:p text:style-name="P51">Дэш вымучено скривилась.</text:p>
      <text:p text:style-name="P51"/>
      <text:p text:style-name="P51"><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3">– </text:span>Значит так. План такой: я отвлекаю копов. Ты летишь с рубинами в Понивилль и отдаёшь их Твайлайт. Потом Твай пишет Сел <text:span text:style-name="T97">письмо </text:span>и меня вытаскивают отсюда.</text:p>
      <text:p text:style-name="P51"/>
      <text:p text:style-name="P51">Пегаска отрицательно помотала головой.</text:p>
      <text:p text:style-name="P51"><text:span text:style-name="T13">– </text:span>Ну уж фигушки. Я тебя тут не оставлю.</text:p>
      <text:p text:style-name="P51"><text:span text:style-name="T13">– </text:span>Дэш! <text:span text:style-name="T13">– </text:span>взмолился я. <text:span text:style-name="T13">– </text:span>Сейчас не время геройствовать! Нам нужно <text:span text:style-name="T97">доставить</text:span> резонаторы <text:span text:style-name="T97">Твайлайт</text:span>! Ничего со мной не случится, посижу пару деньков в КПЗ и выйду как новенький!</text:p>
      <text:p text:style-name="P51"><text:span text:style-name="T13">– Н</text:span>е тупи! <text:span text:style-name="T13">– </text:span>упрямо мотнула головой пегаска. <text:span text:style-name="T13">– </text:span>Всё изменилось. Никто тебя не вытащит.</text:p>
      <text:p text:style-name="P51"/>
      <text:p text:style-name="P51">Окна павильона рассыпались стеклянным дождём, внутрь влетели четыре дымовые шашки. <text:span text:style-name="T97">Затем </text:span>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3">– </text:span>Быстро за мной! <text:span text:style-name="T13">–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3">– Ю-</text:span>хууу<text:span text:style-name="T13">!!!</text:span></text:p>
      <text:p text:style-name="P51"><text:span text:style-name="T13"/></text:p>
      <text:p text:style-name="P51">Увесистый ящик врезался во фронтальны<text:span text:style-name="T98">й</text:span>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158"><text:span text:style-name="T98">П</text:span>егаска стояла <text:span text:style-name="T98">н</text:span>а последнем этаже в коридоре, с сомнением обозревая ряд дверей.</text:p>
      <text:p text:style-name="P51"><text:span text:style-name="T13">–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text:span></text:p>
      <text:p text:style-name="P51">Я подбежал к двери, к которой сходились красные стрелки со <text:span text:style-name="T99">стилизованными изображениями</text:span> пони, бегущих от огня, и стал рубить её топором.</text:p>
      <text:p text:style-name="P51"/>
      <text:p text:style-name="P51"><text:span text:style-name="T13">– Анон</text:span>, подвинься!</text:p>
      <text:p text:style-name="P51">Пегаска оттеснила меня крупом и повернулась к двери задом.</text:p>
      <text:p text:style-name="P51"><text:span text:style-name="T13">– </text:span>Ю-хууу!</text:p>
      <text:p text:style-name="P51"/>
      <text:p text:style-name="P51">БАБАХ!!!</text:p>
      <text:p text:style-name="P51"/>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3">– </text:span>Ты чего на меня так уставился? <text:span text:style-name="T13">– </text:span>подозрительно спросила пегаска.</text:p>
      <text:p text:style-name="P51"><text:span text:style-name="T13">– </text:span>Да так… Не ожидал, что ты такая…</text:p>
      <text:p text:style-name="P51"><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3">– </text:span>Ну,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text:span text:style-name="T102">а потом</text:span> <text:s/>вытаскивайте меня из тюрьмы. Если к тому времени я сам не разберусь со всем этим недоразумением.</text:p>
      <text:p text:style-name="P51"/>
      <text:p text:style-name="P51"><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3">– </text:span>Ты! Не! По! Нял! Те! Бе! Не! Льзя! Тут! Ос! Та! ВАТЬСЯ!!! <text:span text:style-name="T13">– </text:span>мощный толчок изнутри катапультировал её с люка.</text:p>
      <text:p text:style-name="P51"/>
      <text:p text:style-name="P51">Дэш в полёте развернулась с переворотом. <text:span text:style-name="T100">Р</text:span>асправи<text:span text:style-name="T100">в</text:span> крылья, <text:span text:style-name="T100">она</text:span>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text:span text:style-name="T100">ещё </text:span>не слыхал, Анон!</text:p>
      <text:p text:style-name="P51"/>
      <text:p text:style-name="P159">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159"/>
      <text:p text:style-name="P51"><text:span text:style-name="T13">–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text:span text:style-name="T101">огибать здания и </text:span>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3">–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3">–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3">–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3">– </text:span>А это у нас кто? Гм-м. Пегаска. Вот так раз! Рэйнбоу Дэш! Какими судьбами?</text:p>
      <text:p text:style-name="P51"><text:span text:style-name="T13">– </text:span>ТРИКСИ! <text:span text:style-name="T13">– <text:s/></text:span>фейсхуфнула Дэш. <text:span text:style-name="T13">– </text:span>Во имя Селестии, ЧТО ты тут делаешь?!!</text:p>
      <text:p text:style-name="P51"><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1"><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1"><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1"/>
      <text:p text:style-name="P51">Пегаска задумалась. Она обернулась <text:span text:style-name="T102">ко</text:span> мн<text:span text:style-name="T102">е</text:span> и мрачно спросила:</text:p>
      <text:p text:style-name="P51"><text:span text:style-name="T13">– </text:span>Ей ведь нельзя рассказывать, да?</text:p>
      <text:p text:style-name="P51"><text:span text:style-name="T13">– </text:span>Нельзя, <text:span text:style-name="T13">– </text:span>подтвердил я. <text:span text:style-name="T13">– </text:span>Селестия запретила. Может возникнуть паника и всё такое.</text:p>
      <text:p text:style-name="P51"/>
      <text:p text:style-name="P51">Дэш кивнула. <text:span text:style-name="T102">З</text:span>акрыл<text:span text:style-name="T102">в</text:span> глаза, <text:span text:style-name="T102">она</text:span> схватилась за голову, как бы готовясь сказать нечто невыносимое. Потом <text:span text:style-name="T102">Дэш</text:span> произнесла напряжённым, <text:s/>неестественно тонким голосом:</text:p>
      <text:p text:style-name="P51"><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3">– </text:span>ОГО!</text:p>
      <text:p text:style-name="P51">Единорожка аж села на крыльцо от удивления.</text:p>
      <text:p text:style-name="P51"/>
      <text:p text:style-name="P51"><text:span text:style-name="T13">–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
      <text:p text:style-name="P51"><text:span text:style-name="T13">– </text:span>Мы приняли решение не выдавать вас полиции в обмен на то, что вы расскажете нам о вашей секретной миссии!</text:p>
      <text:p text:style-name="P51"><text:span text:style-name="T13">– </text:span>Не пойдёт! <text:span text:style-name="T13">– </text:span>заявил я. <text:span text:style-name="T13">– </text:span>Я уже сказал, что это тайна. Мне добавить нечего.</text:p>
      <text:p text:style-name="P51"><text:span text:style-name="T13">– </text:span>Да неужели? <text:span text:style-name="T13">– </text:span>захлопала ресницами Трикси. <text:span text:style-name="T13">– </text:span>Ты хорошо подумал?</text:p>
      <text:p text:style-name="P51"/>
      <text:p text:style-name="P51">Окно <text:s/>комнаты распахнулось. В комнату ворвался вой сирены. Несколько полицейских фургонов промчались мимо.</text:p>
      <text:p text:style-name="P51">Вот дискорд!!!</text:p>
      <text:p text:style-name="P51"/>
      <text:p text:style-name="P51">…</text:p>
      <text:p text:style-name="P38"/>
      <text:p text:style-name="P51"><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1"><text:span text:style-name="T13">– </text:span>Так вот почему я не мог<text:span text:style-name="T103">ла</text:span>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3">–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Трейдишнс, обнаружила лишь </text:span><text:span text:style-name="T29">недопитый кофе в чашке</text:span><text:span text:style-name="T28">!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8">Да отстаньте же вы от меня! Он сказал, что ест пони, но я этого НЕ ВИДЕЛА!!!</text:span>»).</text:p>
      <text:p text:style-name="P51"><text:soft-page-break/>«<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text:span><text:span text:style-name="T29">и</text:span><text:span text:style-name="T28">,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51"><text:span text:style-name="T13"/></text:p>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51"/>
      <text:p text:style-name="P70">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3">–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text:soft-page-break/>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text:span text:style-name="T104">Великого</text:span>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70"><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text:span text:style-name="T104">Трикси</text:span>,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38"><text:span text:style-name="T1"/></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text:span text:style-name="T104">ВА</text:span>-ХА-ХА!</text:p>
      <text:p text:style-name="P51"/>
      <text:p text:style-name="P51">Кажется, ты знаешь, как показать фак провидению, Анон! The <text:span text:style-name="T13">Show </text:span><text:span text:style-name="T22">M</text:span><text:span text:style-name="T13">ust </text:span><text:span text:style-name="T22">G</text:span><text:span text:style-name="T13">o </text:span><text:span text:style-name="T22">O</text:span><text:span text:style-name="T13">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38"><text:span text:style-name="T1"/></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text:span><text:span text:style-name="T11">очень </text:span><text:span text:style-name="T1">признательны, если вы потом вернёте на</text:span><text:span text:style-name="T12">ш</text:span><text:span text:style-name="T1">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5"/>
      <text:h text:style-name="Heading_20_2" text:outline-level="2">17. <text:span text:style-name="T1">Деградация</text:span></text:h>
      <text:p text:style-name="P95"/>
      <text:p text:style-name="P51"><text:soft-page-break/>–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text:soft-page-break/>–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4">***</text:p>
      <text:p text:style-name="P51"/>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5">302 пони</text:span><text:span text:style-name="T28">.</text:span></text:p>
      <text:p text:style-name="P51"><text:span text:style-name="T65">250 пони</text:span><text:span text:style-name="T28">.</text:span></text:p>
      <text:p text:style-name="P51"><text:span text:style-name="T65">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text:span><text:soft-page-break/><text:span text:style-name="T24">щщам моему чувству цинизма! Я хочу дать сам себе по морде! Мне стыдно смотреть в глаза Дэш, чёрт бы меня побрал!</text:span></text:p>
      <text:p text:style-name="P65">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Не знаю, зачем я перед тобой оправдываюсь? Ладно.</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4">Дружба </text:span><text:span text:style-name="T38">—</text:span><text:span text:style-name="T24"> </text:span><text:span text:style-name="T3">э</text:span><text:span text:style-name="T24">то, </text:span><text:span text:style-name="T67">так её </text:span><text:span text:style-name="T3">разэтак</text:span><text:span text:style-name="T67">,</text:span><text:span text:style-name="T24"> магия!</text:span></text:p>
      <text:p text:style-name="P153"/>
      <text:p text:style-name="Standard"><text:span text:style-name="T24">P.S. Мне тебя не хватает. Сильно.</text:span><text:span text:style-name="T59">»</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text:soft-page-break/>–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text:soft-page-break/>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5">37 пни</text:span></text:p>
      <text:p text:style-name="P73">24пн</text:p>
      <text:p text:style-name="P73">15</text:p>
      <text:p text:style-name="P51"><text:span text:style-name="T28">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5">302 пони</text:span><text:span text:style-name="T28">.</text:span></text:p>
      <text:p text:style-name="P51"><text:span text:style-name="T65">250 пони</text:span><text:span text:style-name="T28">.</text:span></text:p>
      <text:p text:style-name="P51"><text:span text:style-name="T65">125 поней</text:span><text:span text:style-name="T28">.</text:span></text:p>
      <text:p text:style-name="P51"><text:span text:style-name="T28">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text:soft-page-break/></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с аттестатами по ускоренному курсу</text:span>». «<text:span text:style-name="T28">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text:soft-page-break/>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text:soft-page-break/>–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6">И товары</text:span> вовсе<text:span text:style-name="T66"> не </text:span>бесплатные<text:span text:style-name="T66">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text:soft-page-break/>–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5">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Ано-о-он! Ано-о-он! Ано-о-он!</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text:soft-page-break/>остатков купола.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1">…</text:p>
      <text:p text:style-name="P51"/>
      <text:p text:style-name="P51">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3">–</text:span> А какой у тебя там был образ жизни?</text:p>
      <text:p text:style-name="P51"><text:soft-page-break/><text:span text:style-name="T13">–</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3">–</text:span> Лягать-колотить! Ты сидел в тюрьме? За что тебя посадили?</text:p>
      <text:p text:style-name="P51"><text:span text:style-name="T13">–</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4">***</text:p>
      <text:p text:style-name="P51"/>
      <text:p text:style-name="P51">Два дня спустя…</text:p>
      <text:p text:style-name="P51"/>
      <text:p text:style-name="P51">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6">Пегаска <text:span text:style-name="T13">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 «Две банки». – буркнул я.</text:p>
      <text:p text:style-name="P39"/>
      <text:p text:style-name="P39">…</text:p>
      <text:p text:style-name="P39"/>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 Анон. – прервала ход моих мыслей пегаска. – Наш путь заканчивается. В Понивилле мы расстанемся. Ты ничего не хочешь мне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6">Я не давал ей повода!</text:span></text:p>
      <text:p text:style-name="P56">– Это не твоё дело! – рявкнул я.</text:p>
      <text:p text:style-name="P56"><text:soft-page-break/>–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но <text:span text:style-name="T66">любили друг друга! И у них </text:span>был<text:span text:style-name="T66"> </text:span>офигенный <text:span text:style-name="T66">секс! </text:span>И это было офигенно круто!<text:span text:style-name="T66"> </text:span>А ты… Ты <text:span text:style-name="T13">— н</text:span>е такой! Ты не любишь пони!!!</text:p>
      <text:p text:style-name="P56">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6"/>
      <text:p text:style-name="P56">КРАК!</text:p>
      <text:p text:style-name="P56"/>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5">«</text:span>обстоятельство непреодолимой силы<text:span text:style-name="T35">»</text:span>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3">– </text:span>Выф-выф-вуф! <text:span text:style-name="T13">– </text:span>возразил я.</text:p>
      <text:p text:style-name="P56"><text:soft-page-break/>Отпихнув от лица живот пегаски и выплюнув шерсть, я продолжил.</text:p>
      <text:p text:style-name="P56"><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вечных. Любимые и оберегае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3">– </text:span>Дэш, я знаю. Просто не могу о ней забыть.</text:p>
      <text:p text:style-name="P56">Пегаска тяжело поднялась.</text:p>
      <text:p text:style-name="P56"><text:span text:style-name="T13">– </text:span>Везёт же некоторым. <text:span text:style-name="T13">– </text:span>пробормотала она, раскрывая крылья для просушки.</text:p>
      <text:p text:style-name="P56"/>
      <text:p text:style-name="P56">…</text:p>
      <text:p text:style-name="P56"/>
      <text:p text:style-name="P56"><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А</text:span><text:span text:style-name="T35">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oft-page-break/><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2">Я не могу навязать тебе чувств…</text:span><text:span text:style-name="T27"> </text:span><text:span text:style-name="T32">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3">– </text:span>Хорошо, пусть это будет моей фантазией. А ты правда принимаешь меня?</text:p>
      <text:p text:style-name="P3"><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к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Это мне Твайлайт сказала…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39"/>
      <text:p text:style-name="P56">«<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text:span><text:soft-page-break/><text:span text:style-name="T28">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3">–</text:span> Про меня таки забыли. Отлично.</text:p>
      <text:p text:style-name="P56"><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6"><text:span text:style-name="T13">–</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3">– </text:span>Твайлайт, привет! Мы вернулись! <text:span text:style-name="T13">–</text:span> я широко улыбнулся и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3">– К</text:span>АКОГО ХУЯ?!! Твайлайт, ёб твою пони-мать, ты чего творишь? <text:span text:style-name="T13">– </text:span>я вцепился в ручку двери.</text:p>
      <text:p text:style-name="P56"><text:span text:style-name="T13">– </text:span>Твайли, ты чего? <text:span text:style-name="T13">– </text:span>брыкалась Дэш. <text:span text:style-name="T13">– </text:span>Немедленно опусти меня на пол!</text:p>
      <text:p text:style-name="P56"><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3">–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oft-page-break/><text:span text:style-name="T13">– </text:span>Твайлайт, не смей! <text:span text:style-name="T13">– </text:span>хриплым от ужаса голосом прошептал я. <text:span text:style-name="T13">– </text:span>Я тебе потом сниться буду!</text:p>
      <text:p text:style-name="P56"><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3">–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3">– О</text:span>у! <text:span text:style-name="T66">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pan text:style-name="T13">– </text:span>Хрен-то тебе зачем? <text:span text:style-name="T13">– </text:span>с бессильной злостью спросил я. <text:span text:style-name="T13">– </text:span><text:span text:style-name="T66">Т</text:span>ы собираешься устроить филиал порнхаба для пони-извращенцев?</text:p>
      <text:p text:style-name="P56"><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3">– </text:span>А если попроще?</text:p>
      <text:p text:style-name="P56"><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6"><text:span text:style-name="T13">–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6"><text:soft-page-break/><text:span text:style-name="T13">–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3">–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3">–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3">– </text:span>Никогда, слышишь, никогда больше не смей подымать меня…</text:p>
      <text:p text:style-name="P56"><text:span text:style-name="T13">– </text:span>Откуда я знала, что резонансное заклинание так среагирует на…</text:p>
      <text:p text:style-name="P56"><text:span text:style-name="T13">– А</text:span>нон? <text:span text:style-name="T13">– </text:span>пегаска заметила, что я открыл глаза. <text:span text:style-name="T13">– </text:span>Ты в порядке?</text:p>
      <text:p text:style-name="P56">Я издал нечто среднее между брачным рёвом лося и стоном умирающего слона.</text:p>
      <text:p text:style-name="P56"><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
      <text:p text:style-name="P56"><text:span text:style-name="T13">–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6"/>
      <text:p text:style-name="P56"><text:soft-page-break/><text:span text:style-name="T13">– Н</text:span>е умничай, сахарок! Што ты имеешь ввиду под «крупной энергомагической вспышкой»? <text:span text:style-name="T13">– </text:span>почесала в затылке Эпплджек. <text:span text:style-name="T13">– </text:span>Нам хватит ведра воды, штоб её потушить?</text:p>
      <text:p text:style-name="P56"><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6"><text:span text:style-name="T13">– </text:span>Тебе-то на Понивилль точно махать! <text:span text:style-name="T13">– </text:span>огрызнулась фермерша. <text:span text:style-name="T13">– Т</text:span>вой дом, поди, не зацепит.</text:p>
      <text:p text:style-name="P56"><text:span text:style-name="T13">– </text:span>Что ты сказала? А ну, повтори? <text:span text:style-name="T13">– </text:span>взвилась пегаска.</text:p>
      <text:p text:style-name="P56"><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56"><text:span text:style-name="T13">– </text:span>Ась?</text:p>
      <text:p text:style-name="P56"><text:span text:style-name="T13">– </text:span>Что?</text:p>
      <text:p text:style-name="P56"><text:span text:style-name="T13">– </text:span>Какой? <text:span text:style-name="T13">– </text:span>разом <text:span text:style-name="T13">о</text:span>бернулась ко мне компания.</text:p>
      <text:p text:style-name="P56"><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6"><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3">– Л</text:span>ягать! <text:span text:style-name="T13">– </text:span>сморщилась Эпплджек. <text:span text:style-name="T13">– </text:span>У меня после ожерелья Честности в башке гудит, што после маковского сидра!</text:p>
      <text:p text:style-name="P56"><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3">– </text:span>Рэр, иногда лучше жевать, чем говорить. Вот честно!</text:p>
      <text:p text:style-name="P56"><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3">– </text:span>Они лежали в нагрудном кармане рубашки.</text:p>
      <text:p text:style-name="P56">Твайлайт отвлеклась от доски.</text:p>
      <text:p text:style-name="P56"><text:span text:style-name="T13">–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3">– </text:span>Вот, прибрался малёхо. Но с потолка сажу ещё не успел счистить, там стремянка нужна.</text:p>
      <text:p text:style-name="P56"><text:span text:style-name="T13">– </text:span>Спайки-Вайки, не выкидывай одежду, пожалуйста. В ней должны быть рубины.</text:p>
      <text:p text:style-name="P56"><text:span text:style-name="T13">– </text:span>Какие ещё рубины? <text:span text:style-name="T13">– </text:span>переспросил Спайк и зажевал быстрее.</text:p>
      <text:p text:style-name="P56"><text:span text:style-name="T13">–</text:span> Резонаторные! <text:span text:style-name="T13">–</text:span> холодея, ответил я. <text:span text:style-name="T13">– </text:span>В кармане рубашки должны лежать четыре кристалла.</text:p>
      <text:p text:style-name="P56"><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6"/>
      <text:p text:style-name="P56"><text:soft-page-break/>…</text:p>
      <text:p text:style-name="P56"/>
      <text:p text:style-name="P56"><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3">– Н</text:span>он-нон? Ты сейчас правильный, или нет?</text:p>
      <text:p text:style-name="P56"><text:span text:style-name="T13">– А</text:span>нон, ты как? Тебе уже лучше? <text:span text:style-name="T13">– </text:span>в прямоугольнике появилась голова Рэйнбоу Дэш.</text:p>
      <text:p text:style-name="P56"><text:span text:style-name="T13">– </text:span>Фигурально выражаясь, ты в себе? <text:span text:style-name="T13">– </text:span>вклинилась между ними Твайлайт Спаркл.</text:p>
      <text:p text:style-name="P56"><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3">– </text:span>Отпустите. Я уже правильный. <text:span text:style-name="T13">–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6"><text:span text:style-name="T13">– </text:span>Спайк!!! Немедленно… <text:s/>сбегай к Кейкам за выпечкой! Нам всем нужно успокоиться.</text:p>
      <text:p text:style-name="P56"><text:span text:style-name="T13">– </text:span>Уже бегу!</text:p>
      <text:p text:style-name="P56"/>
      <text:p text:style-name="P57">***</text:p>
      <text:p text:style-name="P56"/>
      <text:p text:style-name="P56">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3">– </text:span>Ты точно знаешь, што делаешь? <text:span text:style-name="T13">– </text:span>переспросила Эпплджек. <text:span text:style-name="T13">– </text:span>Мне бы не хотелось, чтоб от Понивилля остались одни головешки.</text:p>
      <text:p text:style-name="P56"><text:span text:style-name="T13">– </text:span>Не беспокойся, у меня всё просчитано. Я уверена, я подчёркиваю, я абсолютно уверена в безопасности эксперимента!</text:p>
      <text:p text:style-name="P56"><text:span text:style-name="T13">– </text:span>Ой, што-то мне нехорошо становится, когда ты так говоришь…</text:p>
      <text:p text:style-name="P56"><text:span text:style-name="T13">– Кобылки</text:span>,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3">– </text:span>Шесть! Пять! Четыре! Три! Флатти,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В<text:span text:style-name="T1">еликое Откровение</text:span></text:h>
      <text:p text:style-name="P39"/>
      <text:p text:style-name="P56"><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далёкую вершину.</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8">Когорта <text:span text:style-name="T56">–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8">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3">– </text:span>А-а-а, ты всё-таки пришёл… <text:span text:style-name="T13">–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3">– </text:span>ТЫ НИЧЕГО НЕ УЗНАЕШЬ!!!</text:p>
      <text:p text:style-name="P56"><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3">–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
      <text:p text:style-name="P56"><text:span text:style-name="T13">– </text:span>Сожалеем, что не можем убить тебя.</text:p>
      <text:p text:style-name="P56">Обернувшись я встречаюсь с рогом аликорницы, нацеленным мне в грудь.</text:p>
      <text:p text:style-name="P56"><text:span text:style-name="T13">–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3">–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3">–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3">– </text:span>Кимеринн погиб, чтобы ты жил.</text:p>
      <text:p text:style-name="P56">Шаг назад.</text:p>
      <text:p text:style-name="P56"><text:span text:style-name="T13">– </text:span>Сел осталась без магии и развоплотилась из-за тебя.</text:p>
      <text:p text:style-name="P56">Шаг назад.</text:p>
      <text:p text:style-name="P56"><text:span text:style-name="T13">– </text:span>Столько надежд впустую. Сколько ожиданий!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39"/>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
      <text:p text:style-name="P56">Я ВИЖУ!!! ВИЖУ!!! ПРОКЛЯТЬЕ, КАК ВСЁ ПРОСТО!!!</text:p>
      <text:p text:style-name="P56"/>
      <text:p text:style-name="P56">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6"><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 <text:span text:style-name="T13">– </text:span>Любую пони, что узнает всю правду, сожрёт Чёрный Экран.</text:p>
      <text:p text:style-name="P56">Я киваю ей в ответ. Мне понятно, почему.</text:p>
      <text:p text:style-name="P56"><text:span text:style-name="T13">– </text:span>Как тебя зовут, малышка? Я постараюсь вернуть тебя. Может быть, ещё не поздно.</text:p>
      <text:p text:style-name="P56">Пегаска приветственно машет копытом. Звёзды просвечивают сквозь неё, она тает на глазах. Её тянет к экрану.</text:p>
      <text:p text:style-name="P26"><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6">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1"/>
      <text:p text:style-name="P57">***</text:p>
      <text:p text:style-name="P57"/>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4">–</text:span><text:span text:style-name="T35"> …чувствуешь, дорогая Рэрити?! Я могу чем-нибудь помочь? Вот, выпей воды! </text:span><text:span text:style-name="T44">–</text:span><text:span text:style-name="T35"> дракончик метался вокруг светлой единорожки, в волнении заламывая лапы.</text:span></text:p>
      <text:p text:style-name="P56"><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3">– </text:span>Ну што? Увидел што-нибудь, сахарок?</text:p>
      <text:p text:style-name="P56">Пони уставились на меня с надеждой.</text:p>
      <text:p text:style-name="P56"><text:span text:style-name="T13">– </text:span>Да.</text:p>
      <text:p text:style-name="P56">Откровение давило на психику как тонна кирпичей. Я не знал, что им сказать. Я не мог.</text:p>
      <text:p text:style-name="P56"><text:span text:style-name="T13">– П</text:span>ревосходно!</text:p>
      <text:p text:style-name="P56"><text:span text:style-name="T13">– </text:span>Это просто супер-дупер-здоровски-потрясно!</text:p>
      <text:p text:style-name="P56"><text:span text:style-name="T13">– </text:span>Йей!</text:p>
      <text:p text:style-name="P56"><text:span text:style-name="T13">– </text:span>Ю-ху!</text:p>
      <text:p text:style-name="P56"><text:span text:style-name="T13">– О</text:span>фигенно! Мы победили! Анон, ты молодец!</text:p>
      <text:p text:style-name="P56"><text:span text:style-name="T13">– </text:span>Замечательно! Секундочку, я приготовлю дневник…</text:p>
      <text:p text:style-name="P56">Восторг пони постепенно сменился ожиданием. Я молчал.</text:p>
      <text:p text:style-name="P56"><text:span text:style-name="T13">– </text:span>Эмм? И что же ты увидел? <text:span text:style-name="T13">– </text:span>не выдержала Твайлайт.</text:p>
      <text:p text:style-name="P56"><text:span text:style-name="T13">– </text:span>Я… не могу сказать этого.</text:p>
      <text:p text:style-name="P56">Ожидание сменилось недоумением. Рэйнбоу Дэш насмешливо скривила губы.</text:p>
      <text:p text:style-name="P56"><text:span text:style-name="T13">– </text:span>Да ладно! Кончай прикалываться, Анон, мы же ждём! Шутка зачлась!</text:p>
      <text:p text:style-name="P56"><text:span text:style-name="T13">– </text:span>Не могу!!!</text:p>
      <text:p text:style-name="P56"/>
      <text:p text:style-name="P56">…</text:p>
      <text:p text:style-name="P56"/>
      <text:p text:style-name="P56">Молчание прервала Эпплджек.</text:p>
      <text:p text:style-name="P56"><text:span text:style-name="T13">– </text:span>Сахарок, с тобой всё в порядке?</text:p>
      <text:p text:style-name="P56">Дэш подошла ко мне вплотную, обняла меня за шею и прижалась нос к носу.</text:p>
      <text:p text:style-name="P56"><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6">Я высвободился из объятий пегаски.</text:p>
      <text:p text:style-name="P56"><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3">– </text:span>Конски яблоки! Вот это поворот! А мне так хотелось узнать, што за нечисть тут орудует!</text:p>
      <text:p text:style-name="P56"><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3">– </text:span>Рэр, отвали!</text:p>
      <text:p text:style-name="P56"><text:span text:style-name="T13">– </text:span>Оу, какие страсти! Ладно-ладно, не сердись, дорогая, не мешаю!</text:p>
      <text:p text:style-name="P56"><text:soft-page-break/><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3">– </text:span>Стойте!</text:p>
      <text:p text:style-name="P56">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6"><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6">…</text:p>
      <text:p text:style-name="P56">«<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5">слишком громко думать. И сообщить способ спасения — означает его разрушить.</text:span>»</text:p>
      <text:p text:style-name="P56">…</text:p>
      <text:p text:style-name="P56"><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3">–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6"><text:span text:style-name="T13">–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Абсолютного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6"><text:span text:style-name="T13">– </text:span>Бедный котик. <text:span text:style-name="T13">– </text:span>прошептала Флаттершай.</text:p>
      <text:p text:style-name="P56">Я насторожился, услышав знакомое заклинание.</text:p>
      <text:p text:style-name="P56"><text:span text:style-name="T13">– </text:span>Стой! Откуда тебе известно про заклинание Абсолютного Стирания?</text:p>
      <text:p text:style-name="P56"><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6"><text:span text:style-name="T13">– </text:span>Гм. Ну ладно, продолжай.</text:p>
      <text:p text:style-name="P56"><text:span text:style-name="T13">– </text:span>Так вот, по условию эксперимента известно, что вероятность того, что кто-то откроет ящик, ненулевая.</text:p>
      <text:p text:style-name="P56"><text:span text:style-name="T13">– </text:span>И что это означает, дорогая? <text:span text:style-name="T13">– </text:span>спросила Рэрити.</text:p>
      <text:p text:style-name="P56"><text:span text:style-name="T13">– </text:span>Это значит, что кто-нибудь когда-нибудь обязательно откроет его.</text:p>
      <text:p text:style-name="P56"><text:span text:style-name="T13">– </text:span>У меня щас башка лопнет! <text:span text:style-name="T13">– </text:span>пожаловалась Дэш. <text:span text:style-name="T13">– </text:span>Так всё-таки, когда этот ляганный ящик откроют?</text:p>
      <text:p text:style-name="P56"><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oft-page-break/><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3">–</text:span> То есть, ты хошь сказать, што мы все — навроде этого кота, а Анон боится открыть ящик? Штоб мы не исчезли окончательно?</text:p>
      <text:p text:style-name="P56"><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3">– </text:span>Лягать! <text:span text:style-name="T13">– </text:span>выругалась Дэш. <text:span text:style-name="T13">– </text:span>Значит, наши усилия по доставке резонаторов пошли лесом.</text:p>
      <text:p text:style-name="P56"><text:span text:style-name="T13">–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3">– </text:span>Тихо! Спайк, будь добр, сбегай к Кейкам за выпечкой. Нам надо успокоиться. Анон, хоть про Селестию ты нам можешь рассказать?</text:p>
      <text:p text:style-name="P56"><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6"><text:span text:style-name="T13">– А </text:span>как ты узнал… <text:span text:style-name="T13">– </text:span>начала было единорожка, но её перебил напряжённый голос Спайка.</text:p>
      <text:p text:style-name="P56"><text:span text:style-name="T13">– </text:span>Твай! <text:span text:style-name="T13">– </text:span>дракончик стоял в дверях спиной к нам. <text:span text:style-name="T13">– </text:span>У нас гости.</text:p>
      <text:p text:style-name="P56">Спайк попятился назад. Дверь широко растворилась и в библиотеку вошла Луна.</text:p>
      <text:p text:style-name="P56"/>
      <text:h text:style-name="Heading_20_2" text:outline-level="2"><text:span text:style-name="T1">2</text:span>1. Мир-дружба-жвачка.</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3">–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6">Мы с пегаской застыли в синем левитационном поле и поплыли к Луне.</text:p>
      <text:p text:style-name="P56"><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6"><text:soft-page-break/>Нас с Дэш обернуло лавандовое левитационное поле и мы полетели к библиотекарше. Ты был несправделив к книгоежке, Анон!</text:p>
      <text:p text:style-name="P56"><text:span text:style-name="T13">–</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3">–</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3">–</text:span> ДОВОЛЬНО! НАМ НАДОЕЛА ЭТА НЕПОКОРНОСТЬ! ПОЗНАЙ ГНЕВ ПРИНЦЕССЫ НОЧИ!!!</text:p>
      <text:p text:style-name="P56"><text:span text:style-name="T13">–</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6"><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6"><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6"><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3">– О</text:span>хренеть! <text:span text:style-name="T13">– </text:span>чертыхнулся Спайк. <text:span text:style-name="T13">– </text:span><text:s/>Твай, она создаёт сферу стихий!</text:p>
      <text:p text:style-name="P56"><text:span text:style-name="T13">– </text:span>Вижу! <text:span text:style-name="T13">– </text:span>донёсся голос единорожки из-под потолка. <text:span text:style-name="T13">– </text:span>Задействую план «Д»!</text:p>
      <text:p text:style-name="P56"><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8">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6"><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3">– </text:span>Погоди. У меня есть вариант получше.</text:p>
      <text:p text:style-name="P56">Я вылез из-под шкафа и попрыгал на одной ноге в центр зала.</text:p>
      <text:p text:style-name="P56"><text:span text:style-name="T13">– </text:span>Стойте! Прекратите! Да остановитесь же!!!</text:p>
      <text:p text:style-name="P56">Аликорница и шестёрка поней уставились на меня.</text:p>
      <text:p text:style-name="P56"><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6"><text:span text:style-name="T13">– </text:span>Ты так говоришь,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6">Я успокаивающе поднял руки.</text:p>
      <text:p text:style-name="P56"><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3">– </text:span>Как ты её назвал? <text:span text:style-name="T13">– </text:span>отвалилась челюсть у аликорницы.</text:p>
      <text:p text:style-name="P56"><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6"><text:span text:style-name="T13">– </text:span>Что? <text:span text:style-name="T13">– </text:span>хором вскрикнули я с Луной.</text:p>
      <text:p text:style-name="P56">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3">–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3">– </text:span>Что тут случилось? Почему все висят в воздухе? И всё вот это?</text:p>
      <text:p text:style-name="P56">Голос Спайка откуда-то из подвала ответил:</text:p>
      <text:p text:style-name="P56"><text:span text:style-name="T13">– </text:span>Потому что Твайлайт остановила время. В радиусе девяти метров, как мне кажется. Или десяти.</text:p>
      <text:p text:style-name="P56"><text:soft-page-break/><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заучки.</text:p>
      <text:p text:style-name="P56"><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6"><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3">–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3">–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3">– </text:span>Эмм, я вам подхожу?</text:p>
      <text:p text:style-name="P56"><text:span text:style-name="T13">– </text:span>КТО ТЫ? ПРЕДСТАВЬСЯ!</text:p>
      <text:p text:style-name="P56"><text:span text:style-name="T13">– </text:span>Эмм, Лира Хартстрингс, единорог. Я не то, чтобы маг, моя специализация — музыка…</text:p>
      <text:p text:style-name="P56"><text:span text:style-name="T13">– </text:span>ГОДИТСЯ! ТЫ ВИДИШЬ ТОЧКУ СИНГУЛЯРНОСТИ?</text:p>
      <text:p text:style-name="P56"><text:span text:style-name="T13">– </text:span>Эмм?</text:p>
      <text:p text:style-name="P56">Голос Спайка пояснил:</text:p>
      <text:p text:style-name="P56"><text:span text:style-name="T13">– </text:span>Вон та тёмная точка над лестницей, у которой вся картинка искривляется.</text:p>
      <text:p text:style-name="P56"><text:span text:style-name="T13">– </text:span>Да! Вижу.</text:p>
      <text:p text:style-name="P56"><text:span text:style-name="T13">– </text:span>ТЕПЕРЬ ЛЕВИТИРУЙ ПРИМАТА В ТОЧКУ СИНГУЛЯРНОСТИ.</text:p>
      <text:p text:style-name="P56"><text:span text:style-name="T13">– </text:span>Чего-о-о?!! <text:span text:style-name="T13">– </text:span>возопило моё малое сознание.</text:p>
      <text:p text:style-name="P56"><text:span text:style-name="T13">– </text:span>Эмм… Зачем? <text:span text:style-name="T13">– вторила мне Лира.</text:span></text:p>
      <text:p text:style-name="P56"><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6"><text:soft-page-break/><text:span text:style-name="T13">– </text:span>Вы даёте слово, что человеку не будет причинён вред? <text:span text:style-name="T13">– </text:span>голос Лиры обрёл непривычную твёрдость.</text:p>
      <text:p text:style-name="P56"><text:span text:style-name="T13">– </text:span>КАК ТЫ СМЕЕШЬ СОМНЕВАТЬСЯ В НАС, СВОЕЙ ПРИНЦЕССЕ?</text:p>
      <text:p text:style-name="P56"><text:span text:style-name="T13">– Я </text:span>не сомневаюсь в вас, Ваше Высочество… Потому и требую слова!</text:p>
      <text:p text:style-name="P56"><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3">– </text:span>Ну, блядь, спасибо! <text:span text:style-name="T13">– </text:span>подумал я.</text:p>
      <text:p text:style-name="P56"><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3">–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3">– </text:span>Давай по-порядку. <text:span text:style-name="T13">– о</text:span>становила меня Луна. <text:span text:style-name="T13">–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oft-page-break/><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3">– Ч</text:span>то? Остатки магии? <text:span text:style-name="T13">–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3">– </text:span>Теперь ты понимаешь, почему Мы виним тебя в развоплощении сестры?</text:p>
      <text:p text:style-name="P56"><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6">Луна пристально взглянула на меня и понимающе склонила голову.</text:p>
      <text:p text:style-name="P56"><text:span text:style-name="T13">– </text:span>Мы знаем, иногда так бывает. Продолжай.</text:p>
      <text:p text:style-name="P56"><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3">– </text:span>Да, помним.</text:p>
      <text:p text:style-name="P56"><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oft-page-break/><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стра.</text:p>
      <text:p text:style-name="P56"><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6">Луна сморщила нос при этих словах, но всё же кивнула.</text:p>
      <text:p text:style-name="P56"><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3">– </text:span>Я приглашу их. Они не откажутся.</text:p>
      <text:p text:style-name="P56"><text:span text:style-name="T13">– </text:span>Что ж, ещё одной проблемой меньше. Теперь нужно решить, как найти Сел. Кто-то должен отправиться за ней.</text:p>
      <text:p text:style-name="P56"><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6"><text:span text:style-name="T13">– </text:span>А если…</text:p>
      <text:p text:style-name="P56"><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6"><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6"><text:soft-page-break/><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3">– </text:span>Почему же ты не смогла найти меня с его помощью?</text:p>
      <text:p text:style-name="P56">Аликорница смутилась.</text:p>
      <text:p text:style-name="P56"><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6"><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то, что было у тебя с Сел.</text:p>
      <text:p text:style-name="P56">Я присмотрелся к ночной принцессе с подозрением. Что она знает о нас с Селестией?</text:p>
      <text:p text:style-name="P56"><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6"><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6"><text:span text:style-name="T13">– </text:span>А также совместить приятное с полезным. <text:span text:style-name="T13">– </text:span>не удержался я от подколки.</text:p>
      <text:p text:style-name="P48">Луна бросила на меня тяжёлый взгляд.</text:p>
      <text:p text:style-name="P51"><text:span text:style-name="T20">–</text:span> Вот это вряд ли! Сестра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9">–</text:span> Тогда зачем она..?</text:p>
      <text:p text:style-name="P48"><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20">–</text:span> А другие? Они тоже… давали мне потому, что считали меня последним шансом?</text:p>
      <text:p text:style-name="P51">У аликорницы отвалилась челюсть.</text:p>
      <text:p text:style-name="P51"><text:span text:style-name="T20">–</text:span> Другие? Кто ещё?<text:span text:style-name="T13"> </text:span>С кем ещё у тебя были… отношения?</text:p>
      <text:p text:style-name="P48"><text:span text:style-name="T19">–</text:span> С Рэйнбоу Дэш <text:span text:style-name="T19">–</text:span> ответил я несчастным голосом. <text:span text:style-name="T19">–</text:span> И, может быть, с Пинки.</text:p>
      <text:p text:style-name="P48"><text:span text:style-name="T19">–</text:span> А ты живчик. <text:span text:style-name="T19">–</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9">–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9">– О небо! Теперь Мы понимаем, почему она так ослабела! Как это в стиле Сестры </text:span><text:span text:style-name="T64">—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9">– Заместительная терапия </text:span><text:span text:style-name="T64">—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9">–</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9">–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ий лес. Можешь на меня рассчитывать. Когда отправляемся?</text:p>
      <text:p text:style-name="P56">Я благодарно взъерошил пегаске гриву. Уныние отступило.</text:p>
      <text:p text:style-name="P56"><text:span text:style-name="T13">– </text:span>Спасибо, Дэш. Ты настоящий друг.</text:p>
      <text:p text:style-name="P56"><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6">Я удивлённо воззрился на аликорницу. Та сконфузилась.</text:p>
      <text:p text:style-name="P56"><text:soft-page-break/><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3" text:outline-level="2"><text:span text:style-name="T1">22</text:span>. <text:span text:style-name="T1">Лучший</text:span> Гранд Галопин<text:span text:style-name="T1">г</text:span> Гала <text:span text:style-name="T1">в истории</text:span></text:h>
      <text:p text:style-name="P85"/>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3">– </text:span>Да што ж такое творится-то! Ни в жисть не поверю, чтоб в Кантерлоте пустые дома были! <text:span text:style-name="T13">– </text:span>заявила Эпплджек. <text:span text:style-name="T13">–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6"><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3">– Анон</text:span>, ты тут? <text:span text:style-name="T13">–</text:span>Дэш просунула нос в дверь, не дожидаясь отклика. <text:span text:style-name="T13">– </text:span>Ага, вот ты где! Я с тобой!</text:p>
      <text:p text:style-name="P56">Она швырнула перемётные сумки мне на постель и пошла к выходу.</text:p>
      <text:p text:style-name="P56"><text:span text:style-name="T13">– </text:span>Ну, чего застрял? Пошли скорее, а то на хавчик опоздаем! <text:span text:style-name="T13">–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39">…</text:p>
      <text:p text:style-name="P39"/>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3">– </text:span>Располагайтесь. <text:span text:style-name="T13">–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3">–</text:span> всхлипула Дэш.</text:p>
      <text:p text:style-name="P56"><text:span text:style-name="T13">– </text:span>Ну что же вы? Присаживайтесь. <text:span text:style-name="T13">– </text:span>вновь пригласила Луна. <text:span text:style-name="T13">– </text:span>Если блюда за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text:p>
      <text:p text:style-name="P56"><text:soft-page-break/><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text:note text:id="ftn17" text:note-class="footnote"><text:note-citation>17</text:note-citation><text:note-body><text:p text:style-name="P148">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3">– </text:span>А ты первая на моей памяти лошадь, умеющая магичить.</text:p>
      <text:p text:style-name="P56">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6">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Эпплджек.</text:p>
      <text:p text:style-name="P56">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за себя, дражайшая! Я, наоборот, только вхожу во вкус!</text:p>
      <text:p text:style-name="P56">Драконикус заткнулся и принялся жадно есть брюкву.</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умничка Твайлайт.</text:p>
      <text:p text:style-name="P56">Остальные пони отозвали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6"/>
      <text:p text:style-name="P56">…</text:p>
      <text:p text:style-name="P56"/>
      <text:p text:style-name="P56"><text:soft-page-break/>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Непривычно смешно было видеть принцессу ночи покрасневшей и прячущей в замешательстве глаза.</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настала очередь прятать глаза шестёрке пони. Дэш фейсхуфнула.</text:p>
      <text:p text:style-name="P56">–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0">***</text:p>
      <text:p text:style-name="P39"/>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в башне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Мну видела, как ты залазил сюда. Классное местечко!</text:p>
      <text:p text:style-name="P56"><text:soft-page-break/>–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Мну любит,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тень!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text:soft-page-break/>Единорожка в восторге <text:s/>запрыгала на месте.</text:p>
      <text:p text:style-name="P56">–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 Ю-ху-у-у!</text:p>
      <text:p text:style-name="P56">Единорожка умчалась.</text:p>
      <text:p text:style-name="P56"/>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6">– Сел - Сел… Ну почему ты такая… – пробормотал я сквозь слёзы.</text:p>
      <text:p text:style-name="P56"/>
      <text:p text:style-name="P57">***</text:p>
      <text:p text:style-name="P85"/>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soft-page-break/>…</text:p>
      <text:p text:style-name="P56">– Это она! Она!!! Нам дают знак!</text:p>
      <text:p text:style-name="P56">– Наша принцесса! Наше солнце!</text:p>
      <text:p text:style-name="P56">– Она вернётся! Как нам и обещала принцесса Луна!</text:p>
      <text:p text:style-name="P56">– А то! Я всем говорил! Мне никто не верил! Никто!!! Эти смешные бунтари из Мэйнхеттена…</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6">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6">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
      <text:p text:style-name="P56">…</text:p>
      <text:p text:style-name="P56"/>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71">д</text:span>ЕсЬ БЫл <text:span text:style-name="T72">д</text:span>ИскОр<text:span text:style-name="T70">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6"><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с приторной любезностью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text:soft-page-break/>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39"/>
      <text:p text:style-name="P57">***</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ы.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3"></text:span><text:span text:style-name="T74">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6">Замок.</text:p>
      <text:p text:style-name="P56">Проклятье, что с замком?!</text:p>
      <text:p text:style-name="P56">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6">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Пиздец…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p text:style-name="P56">– <text:span text:style-name="T75">Зафиксирована опасная ситуация. Сознание пациента </text:span><text:span text:style-name="T76">&lt;</text:span><text:span text:style-name="T75">Селестия</text:span><text:span text:style-name="T76">&gt;</text:span><text:span text:style-name="T75"> не регистрируется. Активируется протокол экстренной эвакуации пациента </text:span><text:span text:style-name="T76">&lt;</text:span><text:span text:style-name="T75">Селестия</text:span><text:span text:style-name="T76">&gt;</text:span><text:span text:style-name="T75"> к супервизору </text:span><text:span text:style-name="T76">&lt;</text:span><text:span text:style-name="T75">Луна</text:span><text:span text:style-name="T76">&gt;</text:span><text:span text:style-name="T75">.</text:span></text:p>
      <text:p text:style-name="P80"/>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text:p>
      <text:p text:style-name="P56">БЛЯ!!!</text:p>
      <text:p text:style-name="P56"/>
      <text:p text:style-name="P56">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28">7.76</text:span>», сменившись на «<text:span text:style-name="T28">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text:p>
      <text:p text:style-name="P56">Какая тупица закрыла двери?</text:p>
      <text:p text:style-name="P56">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6">У тебя всё под контролем, Анон?!! Проклятье!</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
      <text:p text:style-name="P56">…</text:p>
      <text:p text:style-name="P56"/>
      <text:p text:style-name="P56">–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6"/>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6"/>
      <text:p text:style-name="P56"><text:soft-page-break/>…</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text:p text:style-name="P56">– Мнэ-э-э. – в этот момент даже козлиное блеяние было для меня верхом геройства.</text:p>
      <text:p text:style-name="P56"/>
      <text:p text:style-name="P56">Подымая тучи пыли, с грохотом обрушилась в провал башня Селестии. Луна с отвалившейся челюстью наблюдала за действом в окно.</text:p>
      <text:p text:style-name="P56"/>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87"/>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Я даже Биг Мака вижу. – Дэш указала на ряды деревьев на окраине городка.</text:p>
      <text:p text:style-name="P56">– Агась, она, родимая! – кивнула фермерша. – А это значит, скоро приедем.</text:p>
      <text:p text:style-name="P56"><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 Эмм… Прячемся?</text:p>
      <text:p text:style-name="P56">– Дерёмся с пландерсидами?</text:p>
      <text:p text:style-name="P56">–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text:soft-page-break/>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28">СВЕТОЧЕМ</text:span>».</text:p>
      <text:p text:style-name="P56">–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У нас нет времени. Придётся действовать по твоему плану.</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4">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6">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6"/>
      <text:p text:style-name="P56">…</text:p>
      <text:p text:style-name="P56"/>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4"><text:soft-page-break/><text:span text:style-name="T13">–</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6">трид</text:span><text:span text:style-name="T1">цать лет, если его сменят через </text:span><text:span text:style-name="T66">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встала на задние ноги и положила передние мне на плечи.</text:p>
      <text:p text:style-name="P56">–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5"><text:span text:style-name="T13">~~~ </text:span>Человек Анонимус Терранский <text:span text:style-name="T13">~~~</text:span></text:p>
      <text:p text:style-name="P75">Паспорт гражданина Эквестрии</text:p>
      <text:p text:style-name="P74">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9">26.07.2143 А.С.</text:p>
      <text:p text:style-name="P56"/>
      <text:h text:style-name="Heading_20_2" text:outline-level="2">24. Навсегда. И всегда.</text:h>
      <text:p text:style-name="P134"/>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8">Центурия <text:span text:style-name="T56">–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6">задней осью </text:span><text:span text:style-name="T1">на табуретку. Я прилаживал ей новое колесо взамен <text:s/>утраченного. </text:span><text:span text:style-name="T66">Ещ</text:span><text:span text:style-name="T1">ё</text:span><text:span text:style-name="T66"> </text:span><text:span text:style-name="T1">немного, и будет как новенькая! В дворцовом гараже среди кучи хлама таки нашлось лопнувшее колесо, которое </text:span><text:span text:style-name="T66">мне удалось</text:span><text:span text:style-name="T1"> отремонтировать — о</text:span><text:span text:style-name="T66">бучение у</text:span><text:span text:style-name="T1"> Норфа не </text:span><text:span text:style-name="T66">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6">на </text:span><text:span text:style-name="T1">корпус</text:span><text:span text:style-name="T66">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6">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6">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6">о всём мире остались только м</text:span>ы<text:span text:style-name="T66">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2"/>
      <text:p text:style-name="P62">Я хотела бы бежать с тобой по полю, но у меня есть крылья.</text:p>
      <text:p text:style-name="P62">Я хотела бы лежать с тобой на поле ромашек, но я дочь неба.</text:p>
      <text:p text:style-name="P62">Всё что я могу — нести тебя в колеснице по облакам навстречу солнцу.</text:p>
      <text:p text:style-name="P96"/>
      <text:p text:style-name="P48">И прежде чем я успел что-либо осмыслить, из дальнего закутка моей души вырвался ответ.</text:p>
      <text:p text:style-name="P96"/>
      <text:p text:style-name="P62">Я хотел бы лететь в небе рядом с тобой, но у меня нет крыльев.</text:p>
      <text:p text:style-name="P62">Мне хотелось бы лежать на облаке рядом с тобой, но я сын земли.</text:p>
      <text:p text:style-name="P62">Всё, что я могу — нарисовать тебя купающейся в солнечных лучах.</text:p>
      <text:p text:style-name="P96"/>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8"><text:span text:style-name="T1">– Не трожь! – Дэш сердито фыркнула. – </text:span>Меня ослепило солнце! И вообще, не твоё дело!</text:p>
      <text:p text:style-name="P78"><text:s/>Вырвав у меня очки из рук, пегаска развернулась на одном копыте и улетела. Я покачал головой.</text:p>
      <text:p text:style-name="P56"/>
      <text:h text:style-name="Heading_20_2" text:outline-level="2">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Аликорница подошла к нам и замерла в ожидании. Тяжёлое чувство накры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text:note text:id="ftn19" text:note-class="footnote"><text:note-citation>19</text:note-citation><text:note-body><text:p text:style-name="P148">Манипула <text:span text:style-name="T56">– военное подразделение в 200 солдат</text:span></text:p></text:note-body></text:note> пегасов дворцовой стражи и звено Вондерболтов.</text:p>
      <text:p text:style-name="P56"/>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6">–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28">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А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6"/>
      <text:p text:style-name="P56">ХЛОП!</text:p>
      <text:p text:style-name="P56"/>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6">Я внимательно всмотрелся в аликорницу. На накопытнике задней ноги красовалась приличных размеров вмятина.</text:p>
      <text:p text:style-name="P56">– Луна, что с тобой? Ты ранена?!!</text:p>
      <text:p text:style-name="P56">Аликорница смутилась.</text:p>
      <text:p text:style-name="P56">– Мы утратили былую реакцию. Нам стыдно! Неважно. Главное — мы выиграли этот бой. Оставить! – <text:span text:style-name="T66">при</text:span>казала Луна ринувшимся было ей на помощь стражникам. – До завершения задачи Мы не обращаем внимания на пустяки.</text:p>
      <text:p text:style-name="P56">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text:soft-page-break/>Мы с Элементами <text:span text:style-name="T66">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9">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0">~~~~~</text:p>
      <text:p text:style-name="P40"/>
      <text:p text:style-name="P56">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9"/>
      <text:p text:style-name="P56">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40">~~~~~</text:p>
      <text:p text:style-name="P40"/>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6">конвульсивно</text:span> сокращаясь.</text:p>
      <text:p text:style-name="P56">Я принимаю вертикальное положение. Вокруг меня осыпавшиеся замшелые стены без крыши и… Дэш.</text:p>
      <text:p text:style-name="P56"><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6">– <text:span text:style-name="T66">А ч</text:span>то случилось с кракеном?</text:p>
      <text:p text:style-name="P56">– Он провалился в <text:span text:style-name="T66">П</text:span>ровал. – отвечает пегаска и смотрит на извивающийся остат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6">Я осторожно качаю головой, стараясь не вызвать боль.</text:p>
      <text:p text:style-name="P56">– Я видел только маленькую часть замка Сестёр. И то, в основном, подземную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6">Прекрасно! Просто прекрасно!</text:p>
      <text:p text:style-name="P56">Я спускаюсь вниз, сажусь на обломок стены и обхватываю голову руками.</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грёбанных триста метров!</text:p>
      <text:p text:style-name="P56"/>
      <text:p text:style-name="P56">…</text:p>
      <text:p text:style-name="P56"/>
      <text:p text:style-name="P56">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Пегаска чешет в затылке.</text:p>
      <text:p text:style-name="P56">–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5">—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5">–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Я превращу эти руины в выжженый кратер!!! Что нам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1">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5">–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48"/>
      <text:h text:style-name="Heading_20_2" text:outline-level="2">2<text:span text:style-name="T1">6</text:span>. <text:span text:style-name="T1">Терра</text:span></text:h>
      <text:h text:style-name="P164" text:outline-level="3">Воскресенье</text:h>
      <text:p text:style-name="P48"/>
      <text:p text:style-name="P1">Невесомость, удар, чувство веса. Я открываю глаза.</text:p>
      <text:p text:style-name="P1">Крыша <text:span text:style-name="T32">высотки</text:span><text:span text:style-name="T31"> </text:span>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3">-</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пере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6">Невозможно поверить, но два месяца</text:span><text:span text:style-name="T23">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3">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0">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0">Да, Анон, тебе тоже нужно завязывать с конеёбством. После гибели Дэш ты больше не сможешь никого пустить в свою душу.</text:p>
      <text:p text:style-name="P60"/>
      <text:p text:style-name="P60">…</text:p>
      <text:p text:style-name="P60"/>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Проклятье! Я так и знал!</text:p>
      <text:p text:style-name="P60">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кое-что осталось. – пробурчал он.</text:p>
      <text:p text:style-name="P60">– Ну так и зачем её тратить на ерунду? – возразил я.</text:p>
      <text:p text:style-name="P60">–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1">***</text:p>
      <text:p text:style-name="P60"/>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6"><text:soft-page-break/>– Анон? – голос в трубке не смог скрыть радостного изумления. – Привет!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1"/>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97"/>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8">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5"><text:soft-page-break/><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5">–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5">– Ты его слишком… эмм, упрощаешь. – продолжала Флаттершай. – Вот, взгляни сюда.</text:p>
      <text:p text:style-name="P105">Флаттершай повернула ко мне экран. Мультяшный Дискорд с полными слёз глазами стоял на ледовом катке перед брошенными коньками.</text:p>
      <text:p text:style-name="P105"><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0">Я с удивлением повернулся к притихшей Флаттершай.</text:p>
      <text:p text:style-name="P110">– А как?</text:p>
      <text:p text:style-name="P110">Девушка обхватила себя руками, как будто от холода. Я еле различал её полушёпот.</text:p>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5"><text:span text:style-name="T13">–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5">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0">– Што ты решил, Анон?</text:p>
      <text:p text:style-name="P100">Я пожал плечами.</text:p>
      <text:p text:style-name="P3">– М<text:span text:style-name="T31">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9">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3"><text:soft-page-break/>…</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6">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text:soft-page-break/>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text:span text:style-name="T13">module </text:span>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дискорд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3"/>
      <text:p text:style-name="P92">…</text:p>
      <text:p text:style-name="P92">…</text:p>
      <text:p text:style-name="P92">Cluster restarting…</text:p>
      <text:p text:style-name="P92">Zookeeper service initiated. Sending heartbeats to all nodes…</text:p>
      <text:p text:style-name="P92"><text:soft-page-break/>Classloader start…</text:p>
      <text:p text:style-name="P92">Loading dictionaries…</text:p>
      <text:p text:style-name="P92"><text:span text:style-name="T13">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Ксения обернулась, когда я влетел в серверную.</text:p>
      <text:p text:style-name="P13">–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3">Я смотрел на Ксению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Ксен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дивлённо уставились на меня с заднего сидения.</text:p>
      <text:p text:style-name="P13">– А где та тётка? Ш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Ксен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форменных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2"/>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3">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3"><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8">— после встречи на лестнице со смайлолицым у меня развилась мания преследования.</text:span></text:p>
      <text:p text:style-name="P106"><text:span text:style-name="T13">– Анон…</text:span><text:span text:style-name="T1"> Тут окно разбито… И верёвка висит. – пискнула Флаттершай из кухни.</text:span></text:p>
      <text:p text:style-name="P104"><text:span text:style-name="T13">– </text:span><text:span text:style-name="T1">Оставь, Флатти, не сейчас! – отмахнулся я.</text:span></text:p>
      <text:p text:style-name="P105">Эпплджек стояла посреди комнаты и оглядывалась.</text:p>
      <text:p text:style-name="P115">– Не нравится мне тут. Чуйка нехорошая…</text:p>
      <text:p text:style-name="P105">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4"><text:span text:style-name="T1">На экране ноутбука сверкали </text:span><text:span text:style-name="T35">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1">Аликорница всполошилась и спрятала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5"><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5"><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3">– </text:span>А я так хотел продемонстрировать ей класс езды на моноцикле!<text:span text:style-name="T13"> – пожаловался д</text:span>раконикус, ткнув пальцем в лежащий рядом гироскутер<text:span text:style-name="T13">. – Но разве Сахарная Ватка ценит настоящее искусство?</text:span></text:p>
      <text:p text:style-name="P115"/>
      <text:h text:style-name="P162" text:outline-level="2">2<text:span text:style-name="T1">9</text:span>. Отбытие</text:h>
      <text:p text:style-name="P119"/>
      <text:p text:style-name="P105"><text:span text:style-name="T13">– </text:span>Оп-па! – пробормотала Эпплджек. – Нежданчик!</text:p>
      <text:p text:style-name="P105">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5"><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5"><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5">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p text:style-name="P138">БАХ!!!</text:p>
      <text:p text:style-name="P139">…</text:p>
      <text:p text:style-name="P13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5"/>
      <text:p text:style-name="P105">Я раздражённо повернулся к фермерше.</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руке, привязанной к подлокотнику, и покрутил пальцем у виска.</text:p>
      <text:p text:style-name="P105">– Потому што ты напал на него. – пожала плечами Эпплджек. – Я и подумала — тебе виднее. И подсобила маленько.</text:p>
      <text:p text:style-name="P105"/>
      <text:p text:style-name="P105"><text:soft-page-break/>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6"><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3">– Нет! Дискорд </text:span>— не убийца!!!</text:p>
      <text:p text:style-name="P126">С необычной для неё силой Флаттершай вытащила кляп изо рта драконикуса.</text:p>
      <text:p text:style-name="P126"><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3">– Р</text:span>ассказывай.</text:p>
      <text:p text:style-name="P126">Дискорд немного успокоился.</text:p>
      <text:p text:style-name="P126"><text:s/><text:span text:style-name="T13">– </text:span>Вообще-то, от тебя следовало бы избавиться, Проводник. Не знаю, что ты там разведал в Великом<text:span text:style-name="T31">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6"><text:span text:style-name="T13">–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6"/>
      <text:p text:style-name="P126">Я задумался. Драконикус, похоже, говорил искренне. Но кто тогда всё это время играл с нами, <text:span text:style-name="T31">словно кот с мышью</text:span>?</text:p>
      <text:p text:style-name="P126"><text:span text:style-name="T13">– </text:span>Анон! <text:span text:style-name="T13">– </text:span>крикнула Эпплджек из прихожей. <text:span text:style-name="T13">–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text:soft-page-break/>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31">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6">А если не </text:span>выдержит<text:span text:style-name="T66">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pan text:style-name="T31">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text:soft-page-break/></text:p>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Селестия милосердная!!!</text:p>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Флаттершай появилась над бортиком и свесила вниз руку. Эпплджек вытянулась и протянула ей ноутбук одной рукой.</text:p>
      <text:p text:style-name="P126">НЕТ! У них не получилось!</text:p>
      <text:p text:style-name="P126">У меня враз вспотели ладони. Держаться на верёвке стало чертовски трудно.</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6">К счастью, фермерша не разжала ног.</text:p>
      <text:p text:style-name="P12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6"><text:soft-page-break/></text:p>
      <text:p text:style-name="P126">Бляблябляблябля!!! ДА НУ ЕГО НАХУЙ — ТАКОЙ АЛЬПИНИЗМ!!!</text:p>
      <text:p text:style-name="P126">БЛЯ!!!…</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Я открыл глаза.</text:p>
      <text:p text:style-name="P126">Перед носом плавными рывками уходили вниз окна этажей. Порывы вихрей от взмахов <text:span text:style-name="T31">разномастных</text:span> крыльев трепали волосы и выдували слёзы из глаз. Тупая боль гнездилась в сожжённых верёвкой суставах.</text:p>
      <text:p text:style-name="P126">Я чуть поднял глаза и уставился в кривую морду драконикус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6"/>
      <text:p text:style-name="P126">…</text:p>
      <text:p text:style-name="P126"/>
      <text:p text:style-name="P126">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семь минут…</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искорд расправил крылья и начал короткую пробежку к краю.</text:p>
      <text:p text:style-name="P126"><text:span text:style-name="T13">– Д</text:span>искорд Эйрлайнс приветствует на борту! Температура воздуха пять градусов! Высота<text:span text:style-name="T31"> сто пять</text:span><text:span text:style-name="T26"> </text:span>метров. Ожидаемая продолжительность полёта — четыре минуты!..</text:p>
      <text:p text:style-name="P126"/>
      <text:p text:style-name="P126">…ограда края крыши промелькнула под нами…</text:p>
      <text:p text:style-name="P131"/>
      <text:p text:style-name="P126"><text:span text:style-name="T13">– …</text:span>собственно, держаться в воздухе дольше у меня не хватит магии.</text:p>
      <text:p text:style-name="P126"><text:soft-page-break/></text:p>
      <text:p text:style-name="P126">Мы летели навстречу закату.</text:p>
      <text:p text:style-name="P126"/>
      <text:p text:style-name="P126">…</text:p>
      <text:p text:style-name="P126"/>
      <text:p text:style-name="P126">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text:span text:style-name="T13">–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6">Перед нами увеличивалась громада моей высотки.</text:p>
      <text:p text:style-name="P12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отвернулась и закрыла глаза.</text:p>
      <text:p text:style-name="P126">– ВНИМАНИЕ!!! – заорал Дискорд, сложил крылья и влетел в коридор.</text:p>
      <text:p text:style-name="P126"/>
      <text:p text:style-name="P127">***</text:p>
      <text:p text:style-name="P126"/>
      <text:p text:style-name="P126">Бля!!!</text:p>
      <text:h text:style-name="Heading_20_2" text:outline-level="2"/>
      <text:h text:style-name="Heading_20_2" text:outline-level="2"><text:span text:style-name="T1">30</text:span>. Разговор за столиком в <text:span text:style-name="T1">ночи</text:span></text:h>
      <text:p text:style-name="P140"/>
      <text:p text:style-name="P142">Мы почти успели.</text:p>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7"><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рямо как сейчас. Как говорится, найди десять отличий.</text:p>
      <text:p text:style-name="P137">Вот только… Только Дэш была бы жива…</text:p>
      <text:p text:style-name="P141">Я тяжело вздохнул.</text:p>
      <text:p text:style-name="P141"/>
      <text:p text:style-name="P141">…</text:p>
      <text:p text:style-name="P141"/>
      <text:p text:style-name="P14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3">– Т</text:span>ы что за хрен вообще? <text:span text:style-name="T13">– наконец сподобился я на членораздельную речь.</text:span></text:p>
      <text:p text:style-name="P48">Зверь смутился.</text:p>
      <text:p text:style-name="P48"><text:span text:style-name="T13">–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6"/>
      <text:p text:style-name="P65">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3">– Если я расскажу тебе н</text:span>астоящую<text:span text:style-name="T13"> причину </text:span>— ты исчезнешь! <text:span text:style-name="T13">– угрюмо заявил я.</text:span></text:p>
      <text:p text:style-name="P36">Морда Анакорна осветилась радостным озарением.</text:p>
      <text:p text:style-name="P36"/>
      <text:p text:style-name="P51"><text:span text:style-name="T13">– </text:span><text:span text:style-name="T77">Я ПОНЯЛ, КТО ТЫ!!! КАК </text:span><text:span text:style-name="T78">ЖЕ </text:span><text:span text:style-name="T77">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3">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3">– Ну… Я не идиот… я видел, что происходит за Чёрным </text:span>э<text:span text:style-name="T13">краном…</text:span></text:p>
      <text:p text:style-name="P51"><text:soft-page-break/>Я глубоко вздохнул, как перед прыжком в воду.</text:p>
      <text:p text:style-name="P51"/>
      <text:p text:style-name="P51"><text:span text:style-name="T13">– </text:span><text:span text:style-name="T25">Нет никакого мира-вампира. Мир людей не виноват. </text:span><text:span text:style-name="T16">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8"/>
      <text:p text:style-name="P3"><text:span text:style-name="T47">–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5"><text:span text:style-name="T47">– </text:span><text:span text:style-name="T3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7">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8"/>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5">Я запротестовал.</text:p>
      <text:p text:style-name="P107">– В Эквестрии не двигают солнце! Аликорны лишь корректируют орбиту Эквуса и луны вокруг него, хотя все уверены в обратном.</text:p>
      <text:p text:style-name="P107">Анакорн улыбнулся во всю морду.</text:p>
      <text:p text:style-name="P107">– Значит, ты уже помогаешь мне, Проводник, даже сам того не осознавая! Я рад!</text:p>
      <text:p text:style-name="P105">Демиург снова отпил из стакана и продолжил.</text:p>
      <text:p text:style-name="P107"/>
      <text:p text:style-name="P10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5">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7">–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7">Анакорн только развёл копытами.</text:p>
      <text:p text:style-name="P107">– Не знаю. Может, ему фунты и ярды больше нравятся.</text:p>
      <text:p text:style-name="P107">– Ты так говоришь, будто у Эквуса есть свой собственный разум. – заметил я.</text:p>
      <text:p text:style-name="P107">Анакорн усмехнулся.</text:p>
      <text:p text:style-name="P10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5"/>
      <text:p text:style-name="P105">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107"/>
      <text:p text:style-name="P105"><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5"/>
      <text:p text:style-name="P105">Анакорн мрачно уставился на мерцающую голограмму Эквуса<text:span text:style-name="T31">.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5">Анакорн смутился.</text:p>
      <text:p text:style-name="P105"><text:span text:style-name="T47">– К сожалению, не </text:span><text:span text:style-name="T52">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20" text:note-class="footnote"><text:note-citation>20</text:note-citation><text:note-body><text:p text:style-name="P15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0">– Сам ты раздолбай! – произнёс, наконец, Свирл.</text:p></text:note-body></text:note></text:span><text:span text:style-name="T47"> </text:span>И создали вы его достаточно топорно — видишь, он трещит по швам.</text:p>
      <text:p text:style-name="P105">– Хмм. То есть, это брони создали Эквус?</text:p>
      <text:p text:style-name="P105">–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5"/>
      <text:p text:style-name="P105">Анакорн прижал одним копытом центр карандаша к столу и ударил по его кончику другим. Карандаш стал вертеться своеобразной юлой.</text:p>
      <text:p text:style-name="P105"/>
      <text:p text:style-name="P105">– 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5"><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7"/>
      <text:p text:style-name="P105">Я вспомнил события последнего времени моей родины<text:span text:style-name="T13">.</text:span></text:p>
      <text:p text:style-name="P105">–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5">Анакорн с такой силой надавил копытом на карандаш, что тот хрустнул.</text:p>
      <text:p text:style-name="P10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5"><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7">Я развёл руками.</text:p>
      <text:p text:style-name="P10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7">Анакорн улыбнулся и вскочил с пуфика.</text:p>
      <text:p text:style-name="P105"><text:span text:style-name="T47">–</text:span><text:span text:style-name="T31"> На самом деле помочь мне достаточно легко. Видишь ли, залатать дыры конструкции Эквуса можно «наложив» на них правдоподобное </text:span><text:span text:style-name="T47">— иначе говоря, жизнеспособное —</text:span><text:span text:style-name="T31"> объяснение и направив на это объяснение подпитывающую энергию адептов. В мире людей даже есть шуточная награда, учреждённая </text:span><text:span text:style-name="T41">Marvel Comics </text:span><text:span text:style-name="T3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1">Marvel</text:span><text:span text:style-name="T31">.</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5"><text:span text:style-name="T31">– Ты уже устранил крупнейший дефект Эквестрии </text:span><text:span text:style-name="T47">—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5"><text:span text:style-name="T47">–</text:span><text:span text:style-name="T31"> А кьютимарки? Как, разрази меня квазар, объяснить кьютимарки? </text:span><text:span text:style-name="T47">–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Эквуса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
      <text:p text:style-name="P110">Анакорн аж подпрыгнул на месте от восторга и стал мне аплодировать.</text:p>
      <text:p text:style-name="P111"/>
      <text:p text:style-name="P110"><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6">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1"/>
      <text:p text:style-name="P111">Я подозрительно посмотрел на Анакорна.</text:p>
      <text:p text:style-name="P111"/>
      <text:p text:style-name="P110"><text:span text:style-name="T20">– </text:span><text:span text:style-name="T56">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20">–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3">–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3">– </text:span>Пиши, как есть. <text:span text:style-name="T13">– </text:span>развёл копытами Анакорн. <text:span text:style-name="T13">– </text:span>Авось сгодится. Я писать точно не буду <text:span text:style-name="T61">— ты меня с кьютимарками уже пригрузил на ближайшие тысячи лет.</text:span></text:p>
      <text:p text:style-name="P110">…</text:p>
      <text:p text:style-name="P110">Факн щит<text:note text:id="ftn21" text:note-class="footnote"><text:note-citation>21</text:note-citation><text:note-body><text:p text:style-name="P147">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5">– Валяй. Я тебя внимательно слушаю.</text:p>
      <text:p text:style-name="P10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5">– А я разве сплю?</text:p>
      <text:p text:style-name="P105">– Сейчас — нет. Но как только мы закроем сделку — проснёшься. Потому что нет иного способа вернуть тебя в реальный мир.</text:p>
      <text:p text:style-name="P105">– Эээ, постой! А как я в Эквестрию и к себе обратно проходил?</text:p>
      <text:p text:style-name="P105">–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5">Так вот, возвращать тебя обратно в твой мир я не буду.</text:p>
      <text:p text:style-name="P105"/>
      <text:p text:style-name="P105">Я непонимающе хлопал глазами.</text:p>
      <text:p text:style-name="P105"/>
      <text:p text:style-name="P105">–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5">–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5">–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5">Теперь — об оплате.</text:p>
      <text:p text:style-name="P105"/>
      <text:p text:style-name="P105">Анакорн наклонился ко мне через стол и подмигнул.</text:p>
      <text:p text:style-name="P105"/>
      <text:p text:style-name="P105">– Проси, чего хочешь!</text:p>
      <text:p text:style-name="P105"/>
      <text:p text:style-name="P105">Пока я думал, демиург мурлыкал себе под нос в эйфории: «Да! В такие моменты ощущаешь себя богом! Я крут! Ха-ха!»</text:p>
      <text:p text:style-name="P105"><text:soft-page-break/></text:p>
      <text:p text:style-name="P10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5">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3">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5">– Ты ещё увидишь пару-тройку снов на прощание. Это мой подарок тебе. Удачи!</text:p>
      <text:p text:style-name="P105"/>
      <text:p text:style-name="P116"><text:soft-page-break/>~~~</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8">–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8">Тёмная аликорница тяжело вздохнула.</text:p>
      <text:p text:style-name="P108">–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8">– Я был бы рад. Мне жаль, что из-за меня погиб твой особенный пони.</text:p>
      <text:p text:style-name="P108">Луна горько вздохнула.</text:p>
      <text:p text:style-name="P108">–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6">Мир?</text:span></text:p>
      <text:p text:style-name="P118">Я молча протянул руку к носу аликорницы и попытался легонько сжать его. Рука прошла сквозь тело.</text:p>
      <text:p text:style-name="P118">– Бу-уп! – слабо улыбнулась Луна.</text:p>
      <text:p text:style-name="P108">Аликорница подняла копыто и прижала его к моей груди.</text:p>
      <text:p text:style-name="P108">–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5"/>
      <text:p text:style-name="P114">~~~</text:p>
      <text:p text:style-name="P115"><text:soft-page-break/></text:p>
      <text:p text:style-name="P108">– Думал от меня в другой реальности спрятаться, Проводничёк?!</text:p>
      <text:p text:style-name="P108">Передо мной возникла хмурая морда Дискорда.</text:p>
      <text:p text:style-name="P10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8">Так что, Проводничёк, мы ещё встретимся! В другое время и в другом месте! Жди! В другое время, в другом месте!!!</text:p>
      <text:p text:style-name="P112"/>
      <text:p text:style-name="P113">~~~</text:p>
      <text:p text:style-name="P105"/>
      <text:p text:style-name="P108">– Анон?</text:p>
      <text:p text:style-name="P108">– Дэш?!!</text:p>
      <text:p text:style-name="P108">– Эмм… Ты мне снишься?</text:p>
      <text:p text:style-name="P108">– Нет, Дэш, это ты мне снишься.</text:p>
      <text:p text:style-name="P108">–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8">Пегаска почесала в затылке со смущением.</text:p>
      <text:p text:style-name="P108">– Да? Правда? Ну, офигеть! Что-то я такого не помню совсем. А ты как?</text:p>
      <text:p text:style-name="P104"><text:span text:style-name="T35">– Я в порядке. Вот, возвращаюсь </text:span>в свой мир. Ну, не совсем <text:span text:style-name="T1">в свой</text:span>. Почти.</text:p>
      <text:p text:style-name="P104"><text:span text:style-name="T1">–</text:span> Навсегда? <text:span text:style-name="T1">Ты не вернёшься?</text:span></text:p>
      <text:p text:style-name="P104"><text:span text:style-name="T1">–</text:span> Скорее всего, да.</text:p>
      <text:p text:style-name="P104"><text:span text:style-name="T1">–</text:span> Это плохо. <text:span text:style-name="T1">Я хотела тебе сказать</text:span>…</text:p>
      <text:p text:style-name="P104"><text:span text:style-name="T1">–</text:span> Не надо, Дэш. Не стоит. Мне очень жаль.</text:p>
      <text:p text:style-name="P104"><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105">В голосе пегаски слышались слёзы.</text:p>
      <text:p text:style-name="P10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4"><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4"><text:span text:style-name="T1">–</text:span> И тебя, и Твайлайт, и <text:span text:style-name="T1">Пинки</text:span>, и <text:span text:style-name="T1">Эпплджек</text:span>, и всех-всех-всех… Таковы правила.</text:p>
      <text:p text:style-name="P104"><text:soft-page-break/><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04">Я опустил руку на шею <text:span text:style-name="T1">пегаски</text:span> и ощутил теплоту и лёгкое покалывание в пустоте.</text:p>
      <text:p text:style-name="P104"><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4"><text:span text:style-name="T1">–</text:span> И лучше рано, чем поздно! Я не люблю <text:span text:style-name="T1">долго </text:span>ждать!</text:p>
      <text:p text:style-name="P104"><text:span text:style-name="T1">–</text:span> Да, Дэш. <text:span text:style-name="T1">–</text:span> её образ начал таять. <text:span text:style-name="T1">–</text:span> Да, я помню.</text:p>
      <text:p text:style-name="P104"/>
      <text:p text:style-name="P104">Я всё ещё помню…</text:p>
      <text:p text:style-name="P56"/>
      <text:h text:style-name="Heading_20_2" text:outline-level="2">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эскиз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text:soft-page-break/></text:p>
      <text:p text:style-name="P120">Доставая из стола ключи от машины, опять наткнулся взглядом на эскиз.</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3T19:10:53.398218230</dc:date>
    <meta:editing-duration>P157DT3H25M42S</meta:editing-duration>
    <meta:editing-cycles>9998</meta:editing-cycles>
    <meta:generator>LibreOffice/5.1.6.2$Linux_X86_64 LibreOffice_project/10m0$Build-2</meta:generator>
    <meta:printed-by>макс </meta:printed-by>
    <meta:print-date>2017-08-23T21:51:29.95</meta:print-date>
    <meta:document-statistic meta:table-count="0" meta:image-count="0" meta:object-count="0" meta:page-count="258" meta:paragraph-count="4918" meta:word-count="103451" meta:character-count="685585" meta:non-whitespace-character-count="582466"/>
  </office:meta>
</office:document-meta>
</file>